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6071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1.5728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7807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7146in"/>
    </style:style>
    <style:style style:name="co10" style:family="table-column">
      <style:table-column-properties fo:break-before="auto" style:column-width="1.4307in"/>
    </style:style>
    <style:style style:name="co11" style:family="table-column">
      <style:table-column-properties fo:break-before="auto" style:column-width="0.3492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7209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2.1193in"/>
    </style:style>
    <style:style style:name="co19" style:family="table-column">
      <style:table-column-properties fo:break-before="auto" style:column-width="0.8957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398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709in" fo:break-before="auto" style:use-optimal-row-height="fals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3" number:language="id" number:country="ID">
      <number:number number: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font-name="Courier New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 style:data-style-name="N1000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0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0" style:family="table-cell" style:parent-style-name="Default" style:data-style-name="N1000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03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0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03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 style:data-style-name="N10003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 style:data-style-name="N1000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0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 style:data-style-name="N1000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03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39" style:family="table-cell" style:parent-style-name="Default" style:data-style-name="N10003"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 style:data-style-name="N10003">
      <style:text-properties style:use-window-font-color="true" style:font-name="Courier New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order-left="none" fo:border-right="0.0008in solid #000000" fo:border-top="none"/>
      <style:text-properties style:use-window-font-color="true" style:font-name="Courier New"/>
    </style:style>
    <style:style style:name="ce45" style:family="table-cell" style:parent-style-name="Default" style:data-style-name="N130">
      <style:table-cell-properties style:text-align-source="value-type" style:repeat-content="false" fo:border="none"/>
      <style:paragraph-properties fo:margin-left="0in"/>
      <style:text-properties style:use-window-font-color="true" style:font-name="Courier New" fo:font-size="12pt" style:font-size-asian="12pt" style:font-size-complex="12pt"/>
    </style:style>
    <style:style style:name="ce46" style:family="table-cell" style:parent-style-name="Default" style:data-style-name="N130">
      <style:table-cell-properties style:text-align-source="value-type" style:repeat-content="false" fo:border="none"/>
      <style:paragraph-properties fo:margin-left="0in"/>
      <style:text-properties style:use-window-font-color="true" style:font-name="Courier New" fo:font-size="8pt" style:font-size-asian="8pt" style:font-size-complex="8pt"/>
    </style:style>
    <style:style style:name="ce47" style:family="table-cell" style:parent-style-name="Default" style:data-style-name="N13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4pt" style:font-size-asian="14pt" style:font-size-complex="14pt"/>
    </style:style>
    <style:style style:name="ce4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transparent" fo:border-left="0.0008in solid #000000" fo:border-right="none" fo:border-top="non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order-left="0.0008in solid #000000" fo:border-right="0.0008in solid #000000" fo:border-top="none"/>
      <style:text-properties style:use-window-font-color="true" style:font-name="Courier New"/>
    </style:style>
    <style:style style:name="ce5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Courier New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Courier New" fo:font-size="12pt" style:font-size-asian="12pt" style:font-size-complex="12pt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use-window-font-color="true" style:font-name="Courier New" fo:font-size="12pt" style:font-size-asian="12pt" style:font-size-complex="12pt"/>
    </style:style>
    <style:style style:name="ce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use-window-font-color="true" style:font-name="Courier New" fo:font-size="8pt" style:font-size-asian="8pt" style:font-size-complex="8pt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4pt" style:font-size-asian="14pt" style:font-size-complex="14pt"/>
    </style:style>
    <style:style style:name="ce5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order-left="0.0008in solid #000000" fo:border-right="none" fo:border-top="none"/>
      <style:text-properties style:use-window-font-color="true" style:font-name="Courier New"/>
    </style:style>
    <style:style style:name="ce64" style:family="table-cell" style:parent-style-name="Default">
      <style:table-cell-properties fo:border-bottom="none" fo:border-left="0.0008in solid #000000" fo:border-right="none" fo:border-top="none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font-name="Courier New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weight="bold" style:font-weight-asian="bold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1" style:family="table-cell" style:parent-style-name="Default" style:data-style-name="N129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2pt" style:font-size-asian="12pt" style:font-size-complex="12pt"/>
    </style:style>
    <style:style style:name="ce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 fo:font-size="12pt" style:font-size-asian="12pt" style:font-size-complex="12pt"/>
    </style:style>
    <style:style style:name="ce7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urier New"/>
    </style:style>
    <style:style style:name="ce7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6" style:family="table-cell" style:parent-style-name="Default">
      <style:text-properties style:use-window-font-color="true" style:font-name="Courier New" fo:font-size="14pt" style:font-size-asian="14pt" style:font-size-complex="14pt"/>
    </style:style>
    <style:style style:name="ce77" style:family="table-cell" style:parent-style-name="Default">
      <style:table-cell-properties fo:background-color="transparent"/>
      <style:text-properties style:use-window-font-color="true" style:font-name="Courier New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style:font-name="Courier New"/>
    </style:style>
    <style:style style:name="ce8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>
      <style:table-cell-properties fo:background-color="transparent"/>
      <style:text-properties style:use-window-font-color="tru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92" style:family="table-cell" style:parent-style-name="Defaul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ce93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 style:data-style-name="N1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normal" style:font-size-asian="10pt" style:font-style-asian="normal" style:font-size-complex="10pt" style:font-style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="0.0008in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110" style:family="table-cell" style:parent-style-name="Default" style:data-style-name="N2"/>
    <style:style style:name="ce11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" style:family="table-cell" style:parent-style-name="Default" style:data-style-name="N1"/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4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7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130">
      <style:table-cell-properties style:text-align-source="value-type" style:repeat-content="false" fo:border="none"/>
      <style:paragraph-properties fo:margin-left="0in"/>
      <style:text-properties style:use-window-font-color="true" style:font-name="Arial" fo:font-size="8pt" style:font-size-asian="8pt" style:font-size-complex="8pt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2" style:family="table-cell" style:parent-style-name="Default">
      <style:table-cell-properties fo:border-bottom="none" fo:border-left="0.0008in solid #000000" fo:border-right="0.0008in solid #000000" fo:border-top="none"/>
    </style:style>
    <style:style style:name="ce143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146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147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8" style:family="table-cell" style:parent-style-name="Default">
      <style:text-properties fo:font-size="9pt" style:font-size-asian="9pt" style:font-size-complex="9pt"/>
    </style:style>
    <style:style style:name="ce149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fo:border-bottom="none" fo:background-color="transparent" fo:border-left="0.0008in solid #000000" fo:border-right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weight="bold" style:font-weight-asian="bold" style:font-weight-complex="bold"/>
    </style:style>
    <style:style style:name="ce1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weight="bold" style:font-weight-asian="bold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8" style:family="table-cell" style:parent-style-name="Default" style:data-style-name="N129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9" style:family="table-cell" style:parent-style-name="Default" style:data-style-name="N129">
      <style:table-cell-properties style:diagonal-bl-tr="none" style:diagonal-tl-br="none" fo:background-color="transparent" fo:border="none"/>
      <style:text-properties fo:color="#0000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16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162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3" style:family="table-cell" style:parent-style-name="Default">
      <style:table-cell-properties fo:background-color="transparent"/>
      <style:text-properties fo:color="#0000ff"/>
    </style:style>
    <style:style style:name="ce164" style:family="table-cell" style:parent-style-name="Default">
      <style:text-properties style:use-window-font-color="true"/>
    </style:style>
    <style:style style:name="ce1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6" style:family="table-cell" style:parent-style-name="Default">
      <style:table-cell-properties fo:border-bottom="none" fo:background-color="transparent" fo:border-left="0.0008in solid #000000" fo:border-right="none" fo:border-top="none"/>
      <style:text-properties style:use-window-font-color="true"/>
    </style:style>
    <style:style style:name="ce167" style:family="table-cell" style:parent-style-name="Default">
      <style:table-cell-properties fo:border-bottom="none" fo:border-left="0.0008in solid #000000" fo:border-right="none" fo:border-top="none"/>
      <style:text-properties style:use-window-font-color="true"/>
    </style:style>
    <style:style style:name="ce168" style:family="table-cell" style:parent-style-name="Default" style:data-style-name="N100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9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7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72" style:family="table-cell" style:parent-style-name="Default">
      <style:table-cell-properties fo:border="0.0008in solid #000000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73" style:family="table-cell" style:parent-style-name="Default" style:data-style-name="N2">
      <style:text-properties style:use-window-font-color="true"/>
    </style:style>
    <style:style style:name="ce174" style:family="table-cell" style:parent-style-name="Default" style:data-style-name="N1">
      <style:text-properties style:use-window-font-color="true"/>
    </style:style>
    <style:style style:name="ce17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/>
    </style:style>
    <style:style style:name="ce176" style:family="table-cell" style:parent-style-name="Default">
      <style:table-cell-properties fo:border-bottom="none" fo:border-left="0.0008in solid #000000" fo:border-right="0.0008in solid #000000" fo:border-top="none"/>
      <style:text-properties style:use-window-font-color="true"/>
    </style:style>
    <style:style style:name="ce17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/>
    </style:style>
    <style:style style:name="ce178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0" style:family="table-cell" style:parent-style-name="Default">
      <style:table-cell-properties fo:border-bottom="none" fo:border-left="none" fo:border-right="0.0008in solid #000000" fo:border-top="none"/>
      <style:text-properties style:use-window-font-color="true" fo:font-size="9pt" style:font-size-asian="9pt" style:font-size-complex="9pt"/>
    </style:style>
    <style:style style:name="ce181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83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8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85" style:family="table-cell" style:parent-style-name="Default">
      <style:table-cell-properties fo:border-bottom="0.0008in solid #000000" fo:background-color="transparent" fo:border-left="0.0008in solid #000000" fo:border-right="none" fo:border-top="0.0008in solid #000000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86" style:family="table-cell" style:parent-style-name="Default">
      <style:table-cell-properties fo:background-color="transparent"/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ce187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90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ce191" style:family="table-cell" style:parent-style-name="Default" style:data-style-name="N2">
      <style:table-cell-properties fo:background-color="transparent"/>
      <style:text-properties style:use-window-font-color="true"/>
    </style:style>
    <style:style style:name="ce192" style:family="table-cell" style:parent-style-name="Default" style:data-style-name="N1">
      <style:table-cell-properties fo:background-color="transparent"/>
      <style:text-properties style:use-window-font-color="true"/>
    </style:style>
    <style:style style:name="ce193" style:family="table-cell" style:parent-style-name="Default" style:data-style-name="N130">
      <style:table-cell-properties style:text-align-source="value-type" style:repeat-content="false" fo:background-color="transparent" fo:border="none"/>
      <style:paragraph-properties fo:margin-left="0in"/>
      <style:text-properties style:use-window-font-color="true" style:font-name="Arial" fo:font-size="8pt" style:font-size-asian="8pt" style:font-size-complex="8pt"/>
    </style:style>
    <style:style style:name="ce194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use-window-font-color="true"/>
    </style:style>
    <style:style style:name="ce1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1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198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fo:font-size="9pt" style:font-size-asian="9pt" style:font-size-complex="9pt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Arial" fo:font-weight="bold" style:font-weight-asian="bold" style:font-weight-complex="bold"/>
    </style:style>
    <style:style style:name="ce20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Arial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Arial"/>
    </style:style>
    <style:style style:name="ce2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Arial"/>
    </style:style>
    <style:style style:name="ce20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7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10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1" style:family="table-cell" style:parent-style-name="Default" style:data-style-name="N37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12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5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7" style:family="table-cell" style:parent-style-name="Default" style:data-style-name="N129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" style:family="table-cell" style:parent-style-name="Default">
      <style:table-cell-properties fo:background-color="transparent"/>
      <style:text-properties fo:color="#000000"/>
    </style:style>
    <style:style style:name="ce220" style:family="table-cell" style:parent-style-name="Default">
      <style:text-properties fo:color="#000000"/>
    </style:style>
    <style:style style:name="ce221" style:family="table-cell" style:parent-style-name="Defaul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2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stroke-linejoin="round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</office:automatic-styles>
  <office:body>
    <office:spreadsheet>
      <table:table table:name="CCL Estimasi_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21"/>
        <table:table-column table:style-name="co4" table:default-cell-style-name="ce21"/>
        <table:table-column table:style-name="co5" table:default-cell-style-name="ce35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number-columns-repeated="241" table:default-cell-style-name="ce48"/>
        <table:table-column table:style-name="co12" table:number-columns-repeated="765" table:default-cell-style-name="ce14"/>
        <table:table-column table:style-name="co12" table:number-columns-repeated="7" table:default-cell-style-name="Default"/>
        <table:table-row table:style-name="ro1">
          <table:table-cell table:style-name="ce1"/>
          <table:table-cell table:style-name="ce5">
            <draw:frame table:end-cell-address="'CCL Estimasi_2'.B3" table:end-x="0.5638in" table:end-y="0.1508in" draw:z-index="2" draw:name="Graphics 5" draw:style-name="gr1" draw:text-style-name="P1" svg:width="0.5303in" svg:height="0.5008in" svg:x="0.0335in" svg:y="0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6" office:value-type="string">
            <text:p><text:s/>PT. SARANA CENTRAL BAJATAMA</text:p>
          </table:table-cell>
          <table:table-cell table:style-name="ce24"/>
          <table:table-cell table:style-name="ce28"/>
          <table:table-cell table:style-name="ce24"/>
          <table:table-cell table:style-name="ce16"/>
          <table:table-cell table:style-name="ce24"/>
          <table:table-cell table:style-name="ce45" office:value-type="string">
            <text:p>Doc No</text:p>
          </table:table-cell>
          <table:table-cell table:style-name="ce55" office:value-type="string">
            <text:p>: F – PPC – 01</text:p>
          </table:table-cell>
          <table:table-cell table:style-name="ce66"/>
          <table:table-cell table:style-name="ce7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6" office:value-type="string">
            <text:p><text:s/>PPC DEPT.</text:p>
          </table:table-cell>
          <table:table-cell table:style-name="ce24"/>
          <table:table-cell table:style-name="ce28"/>
          <table:table-cell table:style-name="ce24"/>
          <table:table-cell table:style-name="ce16"/>
          <table:table-cell table:style-name="ce24"/>
          <table:table-cell table:style-name="ce45" office:value-type="string">
            <text:p>Rev No</text:p>
          </table:table-cell>
          <table:table-cell table:style-name="ce55" office:value-type="string">
            <text:p>: 03</text:p>
          </table:table-cell>
          <table:table-cell table:style-name="ce66"/>
          <table:table-cell table:style-name="ce72"/>
          <table:table-cell table:number-columns-repeated="1012"/>
        </table:table-row>
        <table:table-row table:style-name="ro1">
          <table:table-cell table:style-name="ce1"/>
          <table:table-cell table:style-name="ce6" table:number-columns-repeated="2"/>
          <table:table-cell table:style-name="ce24"/>
          <table:table-cell table:style-name="ce28"/>
          <table:table-cell table:style-name="ce24"/>
          <table:table-cell table:style-name="ce16"/>
          <table:table-cell table:style-name="ce24"/>
          <table:table-cell table:style-name="ce45" office:value-type="string">
            <text:p>Date of Efectif</text:p>
          </table:table-cell>
          <table:table-cell table:style-name="ce56" office:value-type="string" table:number-columns-spanned="3" table:number-rows-spanned="1">
            <text:p>: 10 April 2014</text:p>
          </table:table-cell>
          <table:covered-table-cell table:style-name="ce67"/>
          <table:covered-table-cell table:style-name="ce73"/>
          <table:table-cell table:number-columns-repeated="1012"/>
        </table:table-row>
        <table:table-row table:style-name="ro1">
          <table:table-cell table:style-name="ce1"/>
          <table:table-cell table:style-name="ce6" table:number-columns-repeated="2"/>
          <table:table-cell table:style-name="ce24"/>
          <table:table-cell table:style-name="ce28"/>
          <table:table-cell table:style-name="ce24"/>
          <table:table-cell table:style-name="ce16"/>
          <table:table-cell table:style-name="ce24"/>
          <table:table-cell table:style-name="ce46"/>
          <table:table-cell table:style-name="ce57"/>
          <table:table-cell table:style-name="ce68"/>
          <table:table-cell table:style-name="ce74"/>
          <table:table-cell table:number-columns-repeated="1012"/>
        </table:table-row>
        <table:table-row table:style-name="ro2">
          <table:table-cell table:style-name="ce2"/>
          <table:table-cell table:style-name="ce7" office:value-type="string" table:number-columns-spanned="9" table:number-rows-spanned="1">
            <text:p>ESTIMASI SCHEDULE CCL</text:p>
          </table:table-cell>
          <table:covered-table-cell table:style-name="ce15"/>
          <table:covered-table-cell table:style-name="ce25"/>
          <table:covered-table-cell table:style-name="ce29"/>
          <table:covered-table-cell table:number-columns-repeated="3" table:style-name="ce25"/>
          <table:covered-table-cell table:style-name="ce47"/>
          <table:covered-table-cell table:style-name="ce58"/>
          <table:table-cell table:style-name="ce69"/>
          <table:table-cell table:style-name="ce58"/>
          <table:table-cell table:style-name="ce75" table:number-columns-repeated="240"/>
          <table:table-cell table:style-name="ce76" table:number-columns-repeated="765"/>
          <table:table-cell table:style-name="ce78" table:number-columns-repeated="7"/>
        </table:table-row>
        <table:table-row table:style-name="ro2">
          <table:table-cell table:style-name="ce2"/>
          <table:table-cell table:style-name="ce7" office:value-type="string" table:number-columns-spanned="9" table:number-rows-spanned="1">
            <text:p>DEPT.PPC</text:p>
          </table:table-cell>
          <table:covered-table-cell table:style-name="ce15"/>
          <table:covered-table-cell table:style-name="ce25"/>
          <table:covered-table-cell table:style-name="ce29"/>
          <table:covered-table-cell table:number-columns-repeated="3" table:style-name="ce25"/>
          <table:covered-table-cell table:style-name="ce47"/>
          <table:covered-table-cell table:style-name="ce58"/>
          <table:table-cell table:style-name="ce69"/>
          <table:table-cell table:style-name="ce58"/>
          <table:table-cell table:style-name="ce75" table:number-columns-repeated="240"/>
          <table:table-cell table:style-name="ce76" table:number-columns-repeated="765"/>
          <table:table-cell table:style-name="ce78" table:number-columns-repeated="7"/>
        </table:table-row>
        <table:table-row table:style-name="ro3">
          <table:table-cell table:style-name="ce2"/>
          <table:table-cell table:style-name="ce7" office:value-type="string" table:number-columns-spanned="9" table:number-rows-spanned="1">
            <text:p>DATE : 08 MARET 2017</text:p>
          </table:table-cell>
          <table:covered-table-cell table:style-name="ce15"/>
          <table:covered-table-cell table:style-name="ce25"/>
          <table:covered-table-cell table:style-name="ce29"/>
          <table:covered-table-cell table:number-columns-repeated="3" table:style-name="ce25"/>
          <table:covered-table-cell table:style-name="ce47"/>
          <table:covered-table-cell table:style-name="ce58"/>
          <table:table-cell table:style-name="ce69"/>
          <table:table-cell table:style-name="ce58"/>
          <table:table-cell table:style-name="ce75" table:number-columns-repeated="240"/>
          <table:table-cell table:style-name="ce76" table:number-columns-repeated="765"/>
          <table:table-cell table:style-name="ce78" table:number-columns-repeated="7"/>
        </table:table-row>
        <table:table-row table:style-name="ro4">
          <table:table-cell table:style-name="ce1"/>
          <table:table-cell table:style-name="ce5"/>
          <table:table-cell table:style-name="ce16" table:number-columns-repeated="2"/>
          <table:table-cell table:style-name="ce30"/>
          <table:table-cell table:style-name="ce16" table:number-columns-repeated="3"/>
          <table:table-cell/>
          <table:table-cell table:style-name="ce59" table:number-columns-repeated="2"/>
          <table:table-cell table:number-columns-repeated="1013"/>
        </table:table-row>
        <table:table-row table:style-name="ro4">
          <table:table-cell table:style-name="ce1"/>
          <table:table-cell table:style-name="ce8" office:value-type="string" table:number-columns-spanned="1" table:number-rows-spanned="2">
            <text:p>NO.</text:p>
          </table:table-cell>
          <table:table-cell table:style-name="ce8" office:value-type="string" table:number-columns-spanned="1" table:number-rows-spanned="2">
            <text:p>SIZE</text:p>
          </table:table-cell>
          <table:table-cell table:style-name="ce8" office:value-type="string" table:number-columns-spanned="1" table:number-rows-spanned="2">
            <text:p>NO COIL</text:p>
          </table:table-cell>
          <table:table-cell table:style-name="ce31" office:value-type="string">
            <text:p>BERAT</text:p>
          </table:table-cell>
          <table:table-cell table:style-name="ce8" office:value-type="string" table:number-columns-spanned="1" table:number-rows-spanned="2">
            <text:p>GRADE</text:p>
          </table:table-cell>
          <table:table-cell table:style-name="ce8" office:value-type="string" table:number-columns-spanned="1" table:number-rows-spanned="2">
            <text:p>COLOR</text:p>
          </table:table-cell>
          <table:table-cell table:style-name="ce8" office:value-type="string" table:number-columns-spanned="1" table:number-rows-spanned="2">
            <text:p>LOKASI</text:p>
          </table:table-cell>
          <table:table-cell table:style-name="ce49" office:value-type="string">
            <text:p>RENCANA</text:p>
          </table:table-cell>
          <table:table-cell table:style-name="ce8" office:value-type="string" table:number-columns-spanned="1" table:number-rows-spanned="2">
            <text:p>CATATAN</text:p>
          </table:table-cell>
          <table:table-cell table:style-name="ce70"/>
          <table:table-cell table:style-name="ce51" table:number-columns-repeated="1006"/>
          <table:table-cell table:number-columns-repeated="7"/>
        </table:table-row>
        <table:table-row table:style-name="ro4">
          <table:table-cell table:style-name="ce1"/>
          <table:covered-table-cell table:number-columns-repeated="3" table:style-name="ce8"/>
          <table:table-cell table:style-name="ce31" office:value-type="string">
            <text:p>( Kg )</text:p>
          </table:table-cell>
          <table:covered-table-cell table:style-name="ce8" office:value-type="string">
            <text:p>GRADE</text:p>
          </table:covered-table-cell>
          <table:covered-table-cell table:number-columns-repeated="2" table:style-name="ce8"/>
          <table:table-cell table:style-name="ce50" office:value-type="string">
            <text:p>PRODUKSI</text:p>
          </table:table-cell>
          <table:covered-table-cell table:style-name="ce8"/>
          <table:table-cell table:style-name="ce70"/>
          <table:table-cell table:style-name="ce51" table:number-columns-repeated="1006"/>
          <table:table-cell table:number-columns-repeated="7"/>
        </table:table-row>
        <table:table-row table:style-name="ro5">
          <table:table-cell table:style-name="ce1"/>
          <table:table-cell table:style-name="ce5"/>
          <table:table-cell table:style-name="ce17" table:number-columns-repeated="2"/>
          <table:table-cell table:style-name="ce32"/>
          <table:table-cell table:style-name="ce17" table:number-columns-repeated="3"/>
          <table:table-cell table:style-name="ce51" table:number-columns-repeated="2"/>
          <table:table-cell table:style-name="ce70"/>
          <table:table-cell table:style-name="ce51" table:number-columns-repeated="1006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</text:p>
          </table:table-cell>
          <table:table-cell table:style-name="ce18" office:value-type="string">
            <text:p>0.25 x 914</text:p>
          </table:table-cell>
          <table:table-cell table:style-name="ce18" office:value-type="string">
            <text:p>S170116101</text:p>
          </table:table-cell>
          <table:table-cell table:style-name="ce33" office:value-type="float" office:value="1355">
            <text:p>1.355</text:p>
          </table:table-cell>
          <table:table-cell table:style-name="ce18" office:value-type="string">
            <text:p>PS</text:p>
          </table:table-cell>
          <table:table-cell table:style-name="ce18" office:value-type="string">
            <text:p>MERAH RUBI</text:p>
          </table:table-cell>
          <table:table-cell table:style-name="ce18" office:value-type="string">
            <text:p>T-44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7">
          <table:table-cell table:style-name="ce1"/>
          <table:table-cell table:style-name="ce9" office:value-type="string">
            <text:p>2</text:p>
          </table:table-cell>
          <table:table-cell table:style-name="ce18" office:value-type="string">
            <text:p>0.25 x 914</text:p>
          </table:table-cell>
          <table:table-cell table:style-name="ce18" office:value-type="string">
            <text:p>S170116102</text:p>
          </table:table-cell>
          <table:table-cell table:style-name="ce33" office:value-type="float" office:value="3239">
            <text:p>3.239</text:p>
          </table:table-cell>
          <table:table-cell table:style-name="ce18" office:value-type="string">
            <text:p>PS</text:p>
          </table:table-cell>
          <table:table-cell table:style-name="ce18" office:value-type="string">
            <text:p>MERAH RUBI</text:p>
          </table:table-cell>
          <table:table-cell table:style-name="ce18" office:value-type="string">
            <text:p>T-37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3</text:p>
          </table:table-cell>
          <table:table-cell table:style-name="ce18" office:value-type="string">
            <text:p>0.25 x 914</text:p>
          </table:table-cell>
          <table:table-cell table:style-name="ce18" office:value-type="string">
            <text:p>S170117109</text:p>
          </table:table-cell>
          <table:table-cell table:style-name="ce33" office:value-type="float" office:value="3026">
            <text:p>3.026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MERAH RUBI</text:p>
          </table:table-cell>
          <table:table-cell table:style-name="ce18" office:value-type="string">
            <text:p>T-20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4</text:p>
          </table:table-cell>
          <table:table-cell table:style-name="ce18" office:value-type="string">
            <text:p>0.25 x 1219</text:p>
          </table:table-cell>
          <table:table-cell table:style-name="ce18" office:value-type="string">
            <text:p>S170125107</text:p>
          </table:table-cell>
          <table:table-cell table:style-name="ce33" office:value-type="float" office:value="1684">
            <text:p>1.684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MERAH RUBI</text:p>
          </table:table-cell>
          <table:table-cell table:style-name="ce18" office:value-type="string">
            <text:p>T-40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5</text:p>
          </table:table-cell>
          <table:table-cell table:style-name="ce18" office:value-type="string">
            <text:p>0.25 x 1219</text:p>
          </table:table-cell>
          <table:table-cell table:style-name="ce18" office:value-type="string">
            <text:p>S170125104</text:p>
          </table:table-cell>
          <table:table-cell table:style-name="ce33" office:value-type="float" office:value="2334">
            <text:p>2.334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MERAH RUBI</text:p>
          </table:table-cell>
          <table:table-cell table:style-name="ce18" office:value-type="string">
            <text:p>T-40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6</text:p>
          </table:table-cell>
          <table:table-cell table:style-name="ce18" office:value-type="string">
            <text:p>0.25 x 1219</text:p>
          </table:table-cell>
          <table:table-cell table:style-name="ce18" office:value-type="string">
            <text:p>S170125106</text:p>
          </table:table-cell>
          <table:table-cell table:style-name="ce33" office:value-type="float" office:value="4274">
            <text:p>4.274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MERAH RUBI</text:p>
          </table:table-cell>
          <table:table-cell table:style-name="ce18" office:value-type="string">
            <text:p>T-20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7</text:p>
          </table:table-cell>
          <table:table-cell table:style-name="ce18" office:value-type="string">
            <text:p>0.20 x 914</text:p>
          </table:table-cell>
          <table:table-cell table:style-name="ce18" office:value-type="string">
            <text:p>S170123110</text:p>
          </table:table-cell>
          <table:table-cell table:style-name="ce33" office:value-type="float" office:value="1044">
            <text:p>1.044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MERAH MARJAN</text:p>
          </table:table-cell>
          <table:table-cell table:style-name="ce18" office:value-type="string">
            <text:p>T-38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8</text:p>
          </table:table-cell>
          <table:table-cell table:style-name="ce18" office:value-type="string">
            <text:p>0.20 x 914</text:p>
          </table:table-cell>
          <table:table-cell table:style-name="ce18" office:value-type="string">
            <text:p>S161130105</text:p>
          </table:table-cell>
          <table:table-cell table:style-name="ce33" office:value-type="float" office:value="3824">
            <text:p>3.82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MERAH MARJAN</text:p>
          </table:table-cell>
          <table:table-cell table:style-name="ce18" office:value-type="string">
            <text:p>T-20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9</text:p>
          </table:table-cell>
          <table:table-cell table:style-name="ce18" office:value-type="string">
            <text:p>0.20 x 914</text:p>
          </table:table-cell>
          <table:table-cell table:style-name="ce18" office:value-type="string">
            <text:p>S161206110</text:p>
          </table:table-cell>
          <table:table-cell table:style-name="ce33" office:value-type="float" office:value="3266">
            <text:p>3.266</text:p>
          </table:table-cell>
          <table:table-cell table:style-name="ce18" office:value-type="string">
            <text:p>TM</text:p>
          </table:table-cell>
          <table:table-cell table:style-name="ce18" office:value-type="string">
            <text:p>MERAH MARJAN</text:p>
          </table:table-cell>
          <table:table-cell table:style-name="ce18" office:value-type="string">
            <text:p>T-19</text:p>
          </table:table-cell>
          <table:table-cell table:style-name="ce18" office:value-type="string">
            <text:p>09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0</text:p>
          </table:table-cell>
          <table:table-cell table:style-name="ce18" office:value-type="string">
            <text:p>0.30 x 914</text:p>
          </table:table-cell>
          <table:table-cell table:style-name="ce18" office:value-type="string">
            <text:p>G170201111</text:p>
          </table:table-cell>
          <table:table-cell table:style-name="ce33" office:value-type="float" office:value="1602">
            <text:p>1.602</text:p>
          </table:table-cell>
          <table:table-cell table:style-name="ce18" office:value-type="string">
            <text:p>PS</text:p>
          </table:table-cell>
          <table:table-cell table:style-name="ce18" office:value-type="string">
            <text:p>MERAH MARJAN</text:p>
          </table:table-cell>
          <table:table-cell table:style-name="ce18" office:value-type="string">
            <text:p>T-19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1</text:p>
          </table:table-cell>
          <table:table-cell table:style-name="ce18" office:value-type="string">
            <text:p>0.35 x 914</text:p>
          </table:table-cell>
          <table:table-cell table:style-name="ce18" office:value-type="string">
            <text:p>S161229104</text:p>
          </table:table-cell>
          <table:table-cell table:style-name="ce33" office:value-type="float" office:value="3794">
            <text:p>3.794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MERAH MARJAN</text:p>
          </table:table-cell>
          <table:table-cell table:style-name="ce18" office:value-type="string">
            <text:p>T-39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2</text:p>
          </table:table-cell>
          <table:table-cell table:style-name="ce18" office:value-type="string">
            <text:p>0.20 x 914</text:p>
          </table:table-cell>
          <table:table-cell table:style-name="ce18" office:value-type="string">
            <text:p>S170119111</text:p>
          </table:table-cell>
          <table:table-cell table:style-name="ce33" office:value-type="float" office:value="2310">
            <text:p>2.310</text:p>
          </table:table-cell>
          <table:table-cell table:style-name="ce18" office:value-type="string">
            <text:p>PS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19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3</text:p>
          </table:table-cell>
          <table:table-cell table:style-name="ce18" office:value-type="string">
            <text:p>0.25 x 914</text:p>
          </table:table-cell>
          <table:table-cell table:style-name="ce18" office:value-type="string">
            <text:p>S160902108</text:p>
          </table:table-cell>
          <table:table-cell table:style-name="ce33" office:value-type="float" office:value="3618">
            <text:p>3.618</text:p>
          </table:table-cell>
          <table:table-cell table:style-name="ce18" office:value-type="string">
            <text:p>SV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37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4</text:p>
          </table:table-cell>
          <table:table-cell table:style-name="ce18" office:value-type="string">
            <text:p>0.30 x 914</text:p>
          </table:table-cell>
          <table:table-cell table:style-name="ce18" office:value-type="string">
            <text:p>S170228111</text:p>
          </table:table-cell>
          <table:table-cell table:style-name="ce33" office:value-type="float" office:value="3136">
            <text:p>3.136</text:p>
          </table:table-cell>
          <table:table-cell table:style-name="ce18" office:value-type="string">
            <text:p>TM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44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5</text:p>
          </table:table-cell>
          <table:table-cell table:style-name="ce18" office:value-type="string">
            <text:p>0.30 x 914</text:p>
          </table:table-cell>
          <table:table-cell table:style-name="ce18" office:value-type="string">
            <text:p>S170118104</text:p>
          </table:table-cell>
          <table:table-cell table:style-name="ce33" office:value-type="float" office:value="1398">
            <text:p>1.398</text:p>
          </table:table-cell>
          <table:table-cell table:style-name="ce18" office:value-type="string">
            <text:p>PS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40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6</text:p>
          </table:table-cell>
          <table:table-cell table:style-name="ce18" office:value-type="string">
            <text:p>0.30 x 914</text:p>
          </table:table-cell>
          <table:table-cell table:style-name="ce18" office:value-type="string">
            <text:p>G170131110</text:p>
          </table:table-cell>
          <table:table-cell table:style-name="ce33" office:value-type="float" office:value="1642">
            <text:p>1.642</text:p>
          </table:table-cell>
          <table:table-cell table:style-name="ce18" office:value-type="string">
            <text:p>PS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40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17</text:p>
          </table:table-cell>
          <table:table-cell table:style-name="ce18" office:value-type="string">
            <text:p>0.30 x 914</text:p>
          </table:table-cell>
          <table:table-cell table:style-name="ce18" office:value-type="string">
            <text:p>S161231112</text:p>
          </table:table-cell>
          <table:table-cell table:style-name="ce33" office:value-type="float" office:value="4432">
            <text:p>4.432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38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7">
          <table:table-cell table:style-name="ce1"/>
          <table:table-cell table:style-name="ce9" office:value-type="string">
            <text:p>18</text:p>
          </table:table-cell>
          <table:table-cell table:style-name="ce18" office:value-type="string">
            <text:p>0.35 x 914</text:p>
          </table:table-cell>
          <table:table-cell table:style-name="ce18" office:value-type="string">
            <text:p>S170118101</text:p>
          </table:table-cell>
          <table:table-cell table:style-name="ce33" office:value-type="float" office:value="2212">
            <text:p>2.212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HIJAU BACAN</text:p>
          </table:table-cell>
          <table:table-cell table:style-name="ce18" office:value-type="string">
            <text:p>T-19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7">
          <table:table-cell table:style-name="ce1"/>
          <table:table-cell table:style-name="ce9" office:value-type="string">
            <text:p>19</text:p>
          </table:table-cell>
          <table:table-cell table:style-name="ce18" office:value-type="string">
            <text:p>0.20 x 914</text:p>
          </table:table-cell>
          <table:table-cell table:style-name="ce18" office:value-type="string">
            <text:p>S170112108</text:p>
          </table:table-cell>
          <table:table-cell table:style-name="ce33" office:value-type="float" office:value="2582">
            <text:p>2.582</text:p>
          </table:table-cell>
          <table:table-cell table:style-name="ce18" office:value-type="string">
            <text:p>DP</text:p>
          </table:table-cell>
          <table:table-cell table:style-name="ce18" office:value-type="string">
            <text:p>BIRU SAFIR</text:p>
          </table:table-cell>
          <table:table-cell table:style-name="ce18" office:value-type="string">
            <text:p>T-19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7">
          <table:table-cell table:style-name="ce1"/>
          <table:table-cell table:style-name="ce9" office:value-type="string">
            <text:p>20</text:p>
          </table:table-cell>
          <table:table-cell table:style-name="ce18" office:value-type="string">
            <text:p>0.30 x 914</text:p>
          </table:table-cell>
          <table:table-cell table:style-name="ce18" office:value-type="string">
            <text:p>S161226114B</text:p>
          </table:table-cell>
          <table:table-cell table:style-name="ce33" office:value-type="float" office:value="1312">
            <text:p>1.312</text:p>
          </table:table-cell>
          <table:table-cell table:style-name="ce18" office:value-type="string">
            <text:p>TM</text:p>
          </table:table-cell>
          <table:table-cell table:style-name="ce18" office:value-type="string">
            <text:p>BIRU SAFIR</text:p>
          </table:table-cell>
          <table:table-cell table:style-name="ce18" office:value-type="string">
            <text:p>T-43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6">
          <table:table-cell table:style-name="ce1"/>
          <table:table-cell table:style-name="ce9" office:value-type="string">
            <text:p>21</text:p>
          </table:table-cell>
          <table:table-cell table:style-name="ce18" office:value-type="string">
            <text:p>0.35 x 914</text:p>
          </table:table-cell>
          <table:table-cell table:style-name="ce18" office:value-type="string">
            <text:p>S170124111</text:p>
          </table:table-cell>
          <table:table-cell table:style-name="ce33" office:value-type="float" office:value="1150">
            <text:p>1.15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BIRU SAFIR</text:p>
          </table:table-cell>
          <table:table-cell table:style-name="ce18" office:value-type="string">
            <text:p>T-43</text:p>
          </table:table-cell>
          <table:table-cell table:style-name="ce18" office:value-type="string">
            <text:p>10 MARET</text:p>
          </table:table-cell>
          <table:table-cell table:style-name="ce18" office:value-type="string">
            <text:p>REPAINTING</text:p>
          </table:table-cell>
          <table:table-cell table:style-name="ce71"/>
          <table:table-cell table:number-columns-repeated="241"/>
          <table:table-cell table:style-name="ce77" table:number-columns-repeated="765"/>
          <table:table-cell table:number-columns-repeated="7"/>
        </table:table-row>
        <table:table-row table:style-name="ro5">
          <table:table-cell table:style-name="ce1"/>
          <table:table-cell table:style-name="ce5"/>
          <table:table-cell table:style-name="ce19" table:number-columns-repeated="2"/>
          <table:table-cell table:style-name="ce34"/>
          <table:table-cell table:style-name="ce19" table:number-columns-repeated="4"/>
          <table:table-cell table:style-name="ce60"/>
          <table:table-cell table:style-name="ce71"/>
          <table:table-cell table:number-columns-repeated="1013"/>
        </table:table-row>
        <table:table-row table:style-name="ro8">
          <table:table-cell table:style-name="ce3" office:value-type="string">
            <text:p><text:s text:c="3"/><text:span text:style-name="T1">KETERANGAN : ESTIMASI SCHEDULE SEWAKTU – WAKTU BISA BERUBAH TERGANTUNG KEBUTUHAN PRODUKSI</text:span></text:p>
          </table:table-cell>
          <table:table-cell table:style-name="ce4"/>
          <table:table-cell table:style-name="ce20" table:number-columns-repeated="2"/>
          <table:table-cell/>
          <table:table-cell table:style-name="ce20"/>
          <table:table-cell table:style-name="ce26"/>
          <table:table-cell table:number-columns-repeated="2"/>
          <table:table-cell table:style-name="ce61"/>
          <table:table-cell table:style-name="ce59"/>
          <table:table-cell table:number-columns-repeated="1006"/>
          <table:table-cell table:style-name="ce79" table:number-columns-repeated="7"/>
        </table:table-row>
        <table:table-row table:style-name="ro9">
          <table:table-cell table:number-columns-repeated="3"/>
          <table:table-cell table:style-name="ce26"/>
          <table:table-cell table:style-name="ce36"/>
          <table:table-cell table:style-name="ce26"/>
          <table:table-cell>
            <draw:custom-shape table:end-cell-address="'CCL Estimasi_2'.K40" table:end-x="0.0063in" table:end-y="0.2091in" draw:z-index="1" draw:style-name="gr2" draw:text-style-name="P2" svg:width="4.4957in" svg:height="1.078in" svg:x="1.4626in" svg:y="0.1862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 table:style-name="ce61"/>
          <table:table-cell table:number-columns-repeated="1014"/>
        </table:table-row>
        <table:table-row table:style-name="ro9">
          <table:table-cell/>
          <table:table-cell table:style-name="ce11" office:value-type="string">
            <text:p>DISTRIBUSI SCHEDULE</text:p>
          </table:table-cell>
          <table:table-cell table:style-name="ce22" table:number-columns-repeated="2"/>
          <table:table-cell table:style-name="ce37"/>
          <table:table-cell table:style-name="ce22"/>
          <table:table-cell table:style-name="ce42" office:value-type="string">
            <text:p><text:s text:c="16"/>Prepared by</text:p>
            <draw:line table:end-cell-address="'CCL Estimasi_2'.K36" table:end-x="0.0075in" table:end-y="0.1717in" draw:z-index="3" draw:style-name="gr3" draw:text-style-name="P3" svg:x1="1.4701in" svg:y1="0.1717in" svg:x2="5.9594in" svg:y2="0.1673in">
              <text:p/>
            </draw:line>
          </table:table-cell>
          <table:table-cell table:style-name="ce43"/>
          <table:table-cell table:style-name="ce52" office:value-type="string">
            <text:p><text:s text:c="2"/>Checked by</text:p>
          </table:table-cell>
          <table:table-cell table:style-name="ce62" office:value-type="string">
            <text:p><text:s/>Approved by</text:p>
          </table:table-cell>
          <table:table-cell table:number-columns-repeated="1014"/>
        </table:table-row>
        <table:table-row table:style-name="ro9">
          <table:table-cell/>
          <table:table-cell table:style-name="ce12" office:value-type="string">
            <text:p>ANK .KD</text:p>
          </table:table-cell>
          <table:table-cell table:style-name="ce23"/>
          <table:table-cell table:style-name="ce27" office:value-type="string">
            <text:p>OM</text:p>
          </table:table-cell>
          <table:table-cell table:style-name="ce38"/>
          <table:table-cell table:style-name="ce41"/>
          <table:table-cell table:style-name="ce14"/>
          <table:table-cell table:style-name="ce44"/>
          <table:table-cell table:style-name="ce53"/>
          <table:table-cell table:style-name="ce63"/>
          <table:table-cell table:style-name="ce71"/>
          <table:table-cell table:number-columns-repeated="1013"/>
        </table:table-row>
        <table:table-row table:style-name="ro9">
          <table:table-cell/>
          <table:table-cell table:style-name="ce12" office:value-type="string">
            <text:p>IMAM / BUDIHARTO</text:p>
          </table:table-cell>
          <table:table-cell table:style-name="ce23"/>
          <table:table-cell table:style-name="ce27" office:value-type="string">
            <text:p>PROD</text:p>
          </table:table-cell>
          <table:table-cell table:style-name="ce38"/>
          <table:table-cell table:style-name="ce41"/>
          <table:table-cell table:style-name="ce14"/>
          <table:table-cell table:style-name="ce44"/>
          <table:table-cell table:style-name="Default"/>
          <table:table-cell table:style-name="ce64"/>
          <table:table-cell table:style-name="ce71"/>
          <table:table-cell table:number-columns-repeated="1013"/>
        </table:table-row>
        <table:table-row table:style-name="ro9">
          <table:table-cell/>
          <table:table-cell table:style-name="ce12" office:value-type="string">
            <text:p>WIRANUS .T / ABAD .F</text:p>
          </table:table-cell>
          <table:table-cell table:style-name="ce23"/>
          <table:table-cell table:style-name="ce27" office:value-type="string">
            <text:p>QC</text:p>
          </table:table-cell>
          <table:table-cell table:style-name="ce38"/>
          <table:table-cell table:style-name="ce41"/>
          <table:table-cell table:style-name="ce14"/>
          <table:table-cell table:style-name="ce44"/>
          <table:table-cell table:style-name="ce14"/>
          <table:table-cell table:style-name="ce63"/>
          <table:table-cell table:style-name="ce71"/>
          <table:table-cell table:number-columns-repeated="1013"/>
        </table:table-row>
        <table:table-row table:style-name="ro9">
          <table:table-cell/>
          <table:table-cell table:style-name="ce12" office:value-type="string">
            <text:p>HARIYANTO / TRISNOMO</text:p>
          </table:table-cell>
          <table:table-cell table:style-name="ce23"/>
          <table:table-cell table:style-name="ce27" office:value-type="string">
            <text:p>MKN</text:p>
          </table:table-cell>
          <table:table-cell table:style-name="ce38"/>
          <table:table-cell table:style-name="ce41"/>
          <table:table-cell table:style-name="ce14"/>
          <table:table-cell table:style-name="ce44" office:value-type="string">
            <text:p><text:s/>Susana</text:p>
          </table:table-cell>
          <table:table-cell table:style-name="ce54" office:value-type="string">
            <text:p>Ida Bagus</text:p>
          </table:table-cell>
          <table:table-cell table:style-name="ce65" office:value-type="string">
            <text:p>Ang .KD</text:p>
          </table:table-cell>
          <table:table-cell table:style-name="ce71"/>
          <table:table-cell table:number-columns-repeated="1013"/>
        </table:table-row>
        <table:table-row table:style-name="ro9">
          <table:table-cell/>
          <table:table-cell table:style-name="ce12" office:value-type="string">
            <text:p>DADANG / ADE .R</text:p>
          </table:table-cell>
          <table:table-cell table:style-name="ce23"/>
          <table:table-cell table:style-name="ce27" office:value-type="string">
            <text:p>ELK</text:p>
          </table:table-cell>
          <table:table-cell table:style-name="ce38"/>
          <table:table-cell table:style-name="ce41"/>
          <table:table-cell table:style-name="ce14" table:number-columns-repeated="4"/>
          <table:table-cell table:style-name="ce71"/>
          <table:table-cell table:number-columns-repeated="1013"/>
        </table:table-row>
        <table:table-row table:style-name="ro9">
          <table:table-cell/>
          <table:table-cell table:style-name="ce12" office:value-type="string">
            <text:p>WAYAT .H</text:p>
          </table:table-cell>
          <table:table-cell table:style-name="ce23"/>
          <table:table-cell table:style-name="ce27" office:value-type="string">
            <text:p>WHS</text:p>
          </table:table-cell>
          <table:table-cell table:style-name="ce38"/>
          <table:table-cell table:style-name="ce41"/>
          <table:table-cell table:style-name="ce14" table:number-columns-repeated="4"/>
          <table:table-cell table:style-name="ce71"/>
          <table:table-cell table:number-columns-repeated="1013"/>
        </table:table-row>
        <table:table-row table:style-name="ro9">
          <table:table-cell/>
          <table:table-cell table:style-name="ce13" table:number-columns-repeated="3"/>
          <table:table-cell table:style-name="ce39"/>
          <table:table-cell table:style-name="ce13"/>
          <table:table-cell table:style-name="ce14" table:number-columns-repeated="4"/>
          <table:table-cell table:style-name="ce71"/>
          <table:table-cell table:number-columns-repeated="1013"/>
        </table:table-row>
        <table:table-row table:style-name="ro9" table:number-rows-repeated="2">
          <table:table-cell/>
          <table:table-cell table:style-name="ce14" table:number-columns-repeated="3"/>
          <table:table-cell table:style-name="ce40"/>
          <table:table-cell table:style-name="ce14" table:number-columns-repeated="5"/>
          <table:table-cell table:style-name="ce71"/>
          <table:table-cell table:number-columns-repeated="1013"/>
        </table:table-row>
        <table:table-row table:style-name="ro9" table:number-rows-repeated="2">
          <table:table-cell/>
          <table:table-cell table:style-name="ce14" table:number-columns-repeated="3"/>
          <table:table-cell table:style-name="ce40"/>
          <table:table-cell table:style-name="ce14" table:number-columns-repeated="5"/>
          <table:table-cell table:number-columns-repeated="1014"/>
        </table:table-row>
        <table:table-row table:style-name="ro9" table:number-rows-repeated="11">
          <table:table-cell table:number-columns-repeated="3"/>
          <table:table-cell table:style-name="ce20"/>
          <table:table-cell/>
          <table:table-cell table:style-name="ce20"/>
          <table:table-cell table:number-columns-repeated="1018"/>
        </table:table-row>
        <table:table-row table:style-name="ro9" table:number-rows-repeated="46">
          <table:table-cell table:number-columns-repeated="1024"/>
        </table:table-row>
        <table:table-row table:style-name="ro9">
          <table:table-cell table:number-columns-repeated="7"/>
          <table:table-cell>
            <draw:line table:end-cell-address="'CCL Estimasi_2'.H105" table:end-x="1.0346in" table:end-y="0.0937in" draw:z-index="0" draw:style-name="gr4" draw:text-style-name="P1" svg:x1="1.0346in" svg:y1="0.0937in" svg:x2="1.0346in" svg:y2="0.0937in">
              <text:p/>
            </draw:line>
          </table:table-cell>
          <table:table-cell table:number-columns-repeated="1016"/>
        </table:table-row>
        <table:table-row table:style-name="ro9" table:number-rows-repeated="654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CL Estimasi_2_3_3" table:style-name="ta1" table:print="false">
        <office:forms form:automatic-focus="false" form:apply-design-mode="false"/>
        <table:table-column table:style-name="co1" table:default-cell-style-name="ce83"/>
        <table:table-column table:style-name="co2" table:default-cell-style-name="ce89"/>
        <table:table-column table:style-name="co13" table:default-cell-style-name="ce101"/>
        <table:table-column table:style-name="co14" table:default-cell-style-name="ce101"/>
        <table:table-column table:style-name="co15" table:default-cell-style-name="ce97"/>
        <table:table-column table:style-name="co7" table:default-cell-style-name="ce101"/>
        <table:table-column table:style-name="co16" table:default-cell-style-name="ce101"/>
        <table:table-column table:style-name="co17" table:default-cell-style-name="ce101"/>
        <table:table-column table:style-name="co18" table:default-cell-style-name="ce118"/>
        <table:table-column table:style-name="co19" table:default-cell-style-name="ce97"/>
        <table:table-column table:style-name="co20" table:default-cell-style-name="ce101"/>
        <table:table-column table:style-name="co21" table:number-columns-repeated="2" table:default-cell-style-name="ce101"/>
        <table:table-column table:style-name="co21" table:default-cell-style-name="ce135"/>
        <table:table-column table:style-name="co22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number-columns-repeated="241" table:default-cell-style-name="ce135"/>
        <table:table-column table:style-name="co12" table:number-columns-repeated="766" table:default-cell-style-name="Default"/>
        <table:table-row table:style-name="ro1">
          <table:table-cell table:style-name="ce80"/>
          <table:table-cell table:style-name="ce84">
            <draw:frame table:end-cell-address="'CCL Estimasi_2_3_3'.B3" table:end-x="0.5638in" table:end-y="0.1508in" draw:z-index="1" draw:name="Graphics 5" draw:style-name="gr1" draw:text-style-name="P1" svg:width="0.5303in" svg:height="0.5008in" svg:x="0.0335in" svg:y="0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3" office:value-type="string">
            <text:p><text:s/>PT. SARANA CENTRAL BAJATAMA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oc No</text:p>
          </table:table-cell>
          <table:table-cell table:style-name="ce145" office:value-type="string">
            <text:p>: <text:s/>F – PPC – 01</text:p>
          </table:table-cell>
          <table:table-cell table:style-name="ce155"/>
          <table:table-cell table:style-name="ce160"/>
          <table:table-cell table:number-columns-repeated="1006"/>
        </table:table-row>
        <table:table-row table:style-name="ro1">
          <table:table-cell table:style-name="ce80"/>
          <table:table-cell table:style-name="ce84"/>
          <table:table-cell table:style-name="ce93" office:value-type="string">
            <text:p><text:s/>PPC DEPT.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Rev No</text:p>
          </table:table-cell>
          <table:table-cell table:style-name="ce145" office:value-type="string">
            <text:p>: 03</text:p>
          </table:table-cell>
          <table:table-cell table:style-name="ce155"/>
          <table:table-cell table:style-name="ce160"/>
          <table:table-cell table:number-columns-repeated="1006"/>
        </table:table-row>
        <table:table-row table:style-name="ro1">
          <table:table-cell table:style-name="ce80"/>
          <table:table-cell table:style-name="ce84"/>
          <table:table-cell table:style-name="ce93"/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ate of Efectif</text:p>
          </table:table-cell>
          <table:table-cell table:style-name="ce146" office:value-type="string" table:number-columns-spanned="3" table:number-rows-spanned="1">
            <text:p>: 10 April 2014</text:p>
          </table:table-cell>
          <table:covered-table-cell table:style-name="ce156"/>
          <table:covered-table-cell table:style-name="ce161"/>
          <table:table-cell table:number-columns-repeated="1006"/>
        </table:table-row>
        <table:table-row table:style-name="ro6">
          <table:table-cell table:style-name="ce80"/>
          <table:table-cell table:style-name="ce84" office:value-type="string" table:number-columns-spanned="14" table:number-rows-spanned="1">
            <text:p>ESTIMASI SCHEDULE CCL</text:p>
          </table:table-cell>
          <table:covered-table-cell table:number-columns-repeated="13" table:style-name="ce84"/>
          <table:table-cell table:style-name="ce84"/>
          <table:table-cell table:style-name="ce105"/>
          <table:table-cell table:number-columns-repeated="1007"/>
        </table:table-row>
        <table:table-row table:style-name="ro6">
          <table:table-cell table:style-name="ce80"/>
          <table:table-cell table:style-name="ce84" office:value-type="string" table:number-columns-spanned="14" table:number-rows-spanned="1">
            <text:p>DEPT. PPC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7"/>
        </table:table-row>
        <table:table-row table:style-name="ro6">
          <table:table-cell table:style-name="ce80"/>
          <table:table-cell table:style-name="ce84" office:value-type="string" table:number-columns-spanned="14" table:number-rows-spanned="1">
            <text:p>DATE. 29 MARET <text:s/>2017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7"/>
        </table:table-row>
        <table:table-row table:style-name="ro4">
          <table:table-cell table:style-name="ce80"/>
          <table:table-cell table:style-name="Default"/>
          <table:table-cell table:style-name="ce94"/>
          <table:table-cell table:style-name="ce105"/>
          <table:table-cell table:style-name="ce95"/>
          <table:table-cell table:style-name="ce105" table:number-columns-repeated="3"/>
          <table:table-cell table:style-name="ce115"/>
          <table:table-cell table:style-name="ce95"/>
          <table:table-cell table:style-name="ce105"/>
          <table:table-cell table:number-columns-repeated="4"/>
          <table:table-cell table:style-name="ce134" table:number-columns-repeated="2"/>
          <table:table-cell table:number-columns-repeated="1007"/>
        </table:table-row>
        <table:table-row table:style-name="ro4">
          <table:table-cell table:style-name="ce80"/>
          <table:table-cell table:style-name="ce85" office:value-type="string" table:number-columns-spanned="1" table:number-rows-spanned="2">
            <text:p>NO.</text:p>
          </table:table-cell>
          <table:table-cell table:style-name="ce85" office:value-type="string" table:number-columns-spanned="1" table:number-rows-spanned="2">
            <text:p>SIZE</text:p>
          </table:table-cell>
          <table:table-cell table:style-name="ce85" office:value-type="string" table:number-columns-spanned="2" table:number-rows-spanned="2">
            <text:p>SPEC</text:p>
          </table:table-cell>
          <table:covered-table-cell table:style-name="ce85"/>
          <table:table-cell table:style-name="ce85" office:value-type="string" table:number-columns-spanned="1" table:number-rows-spanned="2">
            <text:p>COLOR</text:p>
          </table:table-cell>
          <table:table-cell table:style-name="ce85" office:value-type="string" table:number-columns-spanned="2" table:number-rows-spanned="2">
            <text:p>QTY</text:p>
          </table:table-cell>
          <table:covered-table-cell table:style-name="ce85"/>
          <table:table-cell table:style-name="ce116" office:value-type="string" table:number-columns-spanned="1" table:number-rows-spanned="2">
            <text:p>CUSTOMER</text:p>
          </table:table-cell>
          <table:table-cell table:style-name="ce122" office:value-type="string">
            <text:p>TANGGAL</text:p>
          </table:table-cell>
          <table:table-cell table:style-name="ce85" office:value-type="string" table:number-columns-spanned="1" table:number-rows-spanned="2">
            <text:p>MILL</text:p>
          </table:table-cell>
          <table:table-cell table:style-name="ce128"/>
          <table:table-cell table:style-name="ce130" office:value-type="string">
            <text:p>COATING</text:p>
          </table:table-cell>
          <table:table-cell table:style-name="ce136"/>
          <table:table-cell table:style-name="ce139" office:value-type="string">
            <text:p>RENCANA</text:p>
          </table:table-cell>
          <table:table-cell table:style-name="ce85" office:value-type="string" table:number-columns-spanned="1" table:number-rows-spanned="2">
            <text:p>CATATAN</text:p>
          </table:table-cell>
          <table:table-cell table:style-name="ce157"/>
          <table:table-cell table:style-name="ce141" table:number-columns-repeated="1007"/>
        </table:table-row>
        <table:table-row table:style-name="ro4">
          <table:table-cell table:style-name="ce80"/>
          <table:covered-table-cell table:number-columns-repeated="7" table:style-name="ce85"/>
          <table:covered-table-cell table:style-name="ce116"/>
          <table:table-cell table:style-name="ce123" office:value-type="string">
            <text:p>ORDER</text:p>
          </table:table-cell>
          <table:covered-table-cell table:style-name="ce85"/>
          <table:table-cell table:style-name="ce129" office:value-type="string">
            <text:p>TC</text:p>
          </table:table-cell>
          <table:table-cell table:style-name="ce129" office:value-type="string">
            <text:p>PC</text:p>
          </table:table-cell>
          <table:table-cell table:style-name="ce129" office:value-type="string">
            <text:p>BC</text:p>
          </table:table-cell>
          <table:table-cell table:style-name="ce140" office:value-type="string">
            <text:p>PRODUKSI</text:p>
          </table:table-cell>
          <table:covered-table-cell table:style-name="ce85"/>
          <table:table-cell table:style-name="ce157"/>
          <table:table-cell table:style-name="ce141" table:number-columns-repeated="1007"/>
        </table:table-row>
        <table:table-row table:style-name="ro4">
          <table:table-cell table:style-name="ce80"/>
          <table:table-cell table:style-name="ce84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 table:number-columns-repeated="2"/>
          <table:table-cell table:style-name="ce157"/>
          <table:table-cell table:style-name="ce141" table:number-columns-repeated="1007"/>
        </table:table-row>
        <table:table-row table:style-name="ro7">
          <table:table-cell table:style-name="ce80"/>
          <table:table-cell table:style-name="ce86" office:value-type="string">
            <text:p>1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30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UMW BROWN 2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UTOMODECK</text:p>
          </table:table-cell>
          <table:table-cell table:style-name="ce124" office:value-type="date" office:date-value="2017-02-03">
            <text:p>02/03/17</text:p>
          </table:table-cell>
          <table:table-cell table:style-name="ce96" office:value-type="string">
            <text:p>SCB</text:p>
          </table:table-cell>
          <table:table-cell table:style-name="ce96" office:value-type="float" office:value="20">
            <text:p>20</text:p>
          </table:table-cell>
          <table:table-cell table:style-name="ce131" office:value-type="float" office:value="5">
            <text:p>5</text:p>
          </table:table-cell>
          <table:table-cell table:style-name="ce131" office:value-type="string">
            <text:p>NO</text:p>
          </table:table-cell>
          <table:table-cell table:style-name="ce96" office:value-type="string">
            <text:p>30 MARET</text:p>
          </table:table-cell>
          <table:table-cell table:style-name="ce147"/>
          <table:table-cell table:style-name="ce157"/>
          <table:table-cell table:style-name="ce141" table:number-columns-repeated="1007"/>
        </table:table-row>
        <table:table-row table:style-name="ro5">
          <table:table-cell table:style-name="ce80"/>
          <table:table-cell table:style-name="ce84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 table:number-columns-repeated="2"/>
          <table:table-cell table:style-name="ce157"/>
          <table:table-cell table:style-name="ce141" table:number-columns-repeated="1007"/>
        </table:table-row>
        <table:table-row table:style-name="ro7">
          <table:table-cell table:style-name="ce80"/>
          <table:table-cell table:style-name="ce86" office:value-type="string">
            <text:p>2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30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UMW BROWN 2</text:p>
          </table:table-cell>
          <table:table-cell table:style-name="ce96" office:value-type="float" office:value="17">
            <text:p>17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UTOMODECK</text:p>
          </table:table-cell>
          <table:table-cell table:style-name="ce124" office:value-type="date" office:date-value="2017-02-03">
            <text:p>02/03/17</text:p>
          </table:table-cell>
          <table:table-cell table:style-name="ce96" office:value-type="string">
            <text:p>SCB</text:p>
          </table:table-cell>
          <table:table-cell table:style-name="ce96" office:value-type="float" office:value="20">
            <text:p>20</text:p>
          </table:table-cell>
          <table:table-cell table:style-name="ce131" office:value-type="float" office:value="5">
            <text:p>5</text:p>
          </table:table-cell>
          <table:table-cell table:style-name="ce131" office:value-type="string">
            <text:p>NO</text:p>
          </table:table-cell>
          <table:table-cell table:style-name="ce96" office:value-type="string">
            <text:p>30 MARET</text:p>
          </table:table-cell>
          <table:table-cell table:style-name="ce147"/>
          <table:table-cell table:style-name="ce157"/>
          <table:table-cell table:style-name="ce141" table:number-columns-repeated="1007"/>
        </table:table-row>
        <table:table-row table:style-name="ro5">
          <table:table-cell table:style-name="ce80"/>
          <table:table-cell table:style-name="ce84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 table:number-columns-repeated="2"/>
          <table:table-cell table:style-name="ce157"/>
          <table:table-cell table:style-name="ce141" table:number-columns-repeated="1007"/>
        </table:table-row>
        <table:table-row table:style-name="ro6">
          <table:table-cell table:style-name="ce80"/>
          <table:table-cell table:style-name="ce86" office:value-type="string">
            <text:p>3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table:formula="of:=+75-9" office:value-type="float" office:value="66">
            <text:p>66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KISMONO</text:p>
          </table:table-cell>
          <table:table-cell table:style-name="ce124" office:value-type="string">
            <text:p>14/12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31 MARET</text:p>
          </table:table-cell>
          <table:table-cell table:style-name="ce147"/>
          <table:table-cell table:style-name="ce158"/>
          <table:table-cell table:number-columns-repeated="1007"/>
        </table:table-row>
        <table:table-row table:style-name="ro5">
          <table:table-cell table:style-name="ce80"/>
          <table:table-cell table:style-name="Default" table:number-columns-repeated="13"/>
          <table:table-cell table:style-name="ce142"/>
          <table:table-cell table:style-name="ce148"/>
          <table:table-cell table:style-name="ce158"/>
          <table:table-cell table:number-columns-repeated="1007"/>
        </table:table-row>
        <table:table-row table:style-name="ro6">
          <table:table-cell table:style-name="ce80"/>
          <table:table-cell table:style-name="ce86" office:value-type="string">
            <text:p>4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table:formula="of:=+17-3" office:value-type="float" office:value="14">
            <text:p>14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 BAKU</text:p>
          </table:table-cell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5">
          <table:table-cell table:style-name="ce80"/>
          <table:table-cell table:style-name="ce8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7">
          <table:table-cell table:style-name="ce81"/>
          <table:table-cell table:style-name="ce88" office:value-type="string">
            <text:p>5</text:p>
          </table:table-cell>
          <table:table-cell table:style-name="ce98" office:value-type="string">
            <text:p>0.20 x 914</text:p>
          </table:table-cell>
          <table:table-cell table:style-name="ce98" office:value-type="string">
            <text:p>G-550</text:p>
          </table:table-cell>
          <table:table-cell table:style-name="ce98" office:value-type="string">
            <text:p>PPGL</text:p>
          </table:table-cell>
          <table:table-cell table:style-name="ce98" office:value-type="string">
            <text:p>MERAH RUBI</text:p>
          </table:table-cell>
          <table:table-cell table:style-name="ce98" office:value-type="float" office:value="12">
            <text:p>12</text:p>
          </table:table-cell>
          <table:table-cell table:style-name="ce98" office:value-type="string">
            <text:p>TON</text:p>
          </table:table-cell>
          <table:table-cell table:style-name="ce119" office:value-type="string">
            <text:p>HARAPAN JAYA</text:p>
          </table:table-cell>
          <table:table-cell table:style-name="ce126" office:value-type="date" office:date-value="2017-04-01">
            <text:p>04/01/17</text:p>
          </table:table-cell>
          <table:table-cell table:style-name="ce98" office:value-type="string">
            <text:p>SCB</text:p>
          </table:table-cell>
          <table:table-cell table:style-name="ce98" office:value-type="string">
            <text:p>STD</text:p>
          </table:table-cell>
          <table:table-cell table:number-columns-repeated="2" table:style-name="ce132" office:value-type="string">
            <text:p>STD</text:p>
          </table:table-cell>
          <table:table-cell table:style-name="ce98"/>
          <table:table-cell table:style-name="ce151" office:value-type="string">
            <text:p>TUNGGU BAHAN BAKU</text:p>
          </table:table-cell>
          <table:table-cell table:style-name="ce159"/>
          <table:table-cell table:style-name="ce162" table:number-columns-repeated="241"/>
          <table:table-cell table:style-name="ce163" table:number-columns-repeated="766"/>
        </table:table-row>
        <table:table-row table:style-name="ro5">
          <table:table-cell table:style-name="ce80"/>
          <table:table-cell table:style-name="ce8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6">
          <table:table-cell table:style-name="ce80"/>
          <table:table-cell table:style-name="ce86" office:value-type="string">
            <text:p>6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table:formula="of:=+60-22" office:value-type="float" office:value="38">
            <text:p>38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01 MARET</text:p>
          </table:table-cell>
          <table:table-cell table:style-name="ce149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5">
          <table:table-cell table:style-name="ce80"/>
          <table:table-cell table:style-name="Default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6">
          <table:table-cell table:style-name="ce80"/>
          <table:table-cell table:style-name="ce86" office:value-type="string">
            <text:p>7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table:formula="of:=+35-19" office:value-type="float" office:value="16">
            <text:p>16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02 MARET</text:p>
          </table:table-cell>
          <table:table-cell table:style-name="ce149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5">
          <table:table-cell table:style-name="ce80"/>
          <table:table-cell table:style-name="Default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6">
          <table:table-cell table:style-name="ce81"/>
          <table:table-cell table:style-name="ce88" office:value-type="string">
            <text:p>8</text:p>
          </table:table-cell>
          <table:table-cell table:style-name="ce98" office:value-type="string">
            <text:p>0.20 x 914</text:p>
          </table:table-cell>
          <table:table-cell table:style-name="ce98" office:value-type="string">
            <text:p>G-550</text:p>
          </table:table-cell>
          <table:table-cell table:style-name="ce98" office:value-type="string">
            <text:p>PPGL</text:p>
          </table:table-cell>
          <table:table-cell table:style-name="ce98" office:value-type="string">
            <text:p>BIRU SAFIR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TON</text:p>
          </table:table-cell>
          <table:table-cell table:style-name="ce119" office:value-type="string">
            <text:p>HARAPAN JAYA</text:p>
          </table:table-cell>
          <table:table-cell table:style-name="ce126" office:value-type="date" office:date-value="2017-04-01">
            <text:p>04/01/17</text:p>
          </table:table-cell>
          <table:table-cell table:style-name="ce98" office:value-type="string">
            <text:p>SCB</text:p>
          </table:table-cell>
          <table:table-cell table:style-name="ce98" office:value-type="string">
            <text:p>STD</text:p>
          </table:table-cell>
          <table:table-cell table:number-columns-repeated="2" table:style-name="ce132" office:value-type="string">
            <text:p>STD</text:p>
          </table:table-cell>
          <table:table-cell table:style-name="ce98"/>
          <table:table-cell table:style-name="ce151" office:value-type="string">
            <text:p>TUNGGU BAHAN BAKU</text:p>
          </table:table-cell>
          <table:table-cell table:style-name="ce159"/>
          <table:table-cell table:style-name="ce162" table:number-columns-repeated="241"/>
          <table:table-cell table:style-name="ce163" table:number-columns-repeated="766"/>
        </table:table-row>
        <table:table-row table:style-name="ro5">
          <table:table-cell table:style-name="ce80"/>
          <table:table-cell table:style-name="Default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6">
          <table:table-cell table:style-name="ce80"/>
          <table:table-cell table:style-name="ce86" office:value-type="string">
            <text:p>9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20">
            <text:p>2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 BAKU</text:p>
          </table:table-cell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5">
          <table:table-cell table:style-name="ce80"/>
          <table:table-cell table:style-name="ce8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6">
          <table:table-cell table:style-name="ce81"/>
          <table:table-cell table:style-name="ce88" office:value-type="string">
            <text:p>10</text:p>
          </table:table-cell>
          <table:table-cell table:style-name="ce98" office:value-type="string">
            <text:p>0.25 x 914</text:p>
          </table:table-cell>
          <table:table-cell table:style-name="ce98" office:value-type="string">
            <text:p>G-550</text:p>
          </table:table-cell>
          <table:table-cell table:style-name="ce98" office:value-type="string">
            <text:p>PPGL</text:p>
          </table:table-cell>
          <table:table-cell table:style-name="ce98" office:value-type="string">
            <text:p>BIRU SAFIR</text:p>
          </table:table-cell>
          <table:table-cell table:style-name="ce98" office:value-type="float" office:value="12">
            <text:p>12</text:p>
          </table:table-cell>
          <table:table-cell table:style-name="ce98" office:value-type="string">
            <text:p>TON</text:p>
          </table:table-cell>
          <table:table-cell table:style-name="ce119" office:value-type="string">
            <text:p>HARAPAN JAYA</text:p>
          </table:table-cell>
          <table:table-cell table:style-name="ce126" office:value-type="date" office:date-value="2017-04-01">
            <text:p>04/01/17</text:p>
          </table:table-cell>
          <table:table-cell table:style-name="ce98" office:value-type="string">
            <text:p>SCB</text:p>
          </table:table-cell>
          <table:table-cell table:style-name="ce98" office:value-type="string">
            <text:p>STD</text:p>
          </table:table-cell>
          <table:table-cell table:number-columns-repeated="2" table:style-name="ce132" office:value-type="string">
            <text:p>STD</text:p>
          </table:table-cell>
          <table:table-cell table:style-name="ce98" office:value-type="string">
            <text:p>29 MARET</text:p>
          </table:table-cell>
          <table:table-cell table:style-name="ce151"/>
          <table:table-cell table:style-name="ce159"/>
          <table:table-cell table:style-name="ce162" table:number-columns-repeated="241"/>
          <table:table-cell table:style-name="ce163" table:number-columns-repeated="766"/>
        </table:table-row>
        <table:table-row table:style-name="ro5">
          <table:table-cell table:style-name="ce80"/>
          <table:table-cell table:style-name="Default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6">
          <table:table-cell table:style-name="ce80"/>
          <table:table-cell table:style-name="ce86" office:value-type="string">
            <text:p>11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table:formula="of:=+50-13" office:value-type="float" office:value="37">
            <text:p>37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KISMONO</text:p>
          </table:table-cell>
          <table:table-cell table:style-name="ce124" office:value-type="string">
            <text:p>14/12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29 MARET</text:p>
          </table:table-cell>
          <table:table-cell table:style-name="ce149"/>
          <table:table-cell table:style-name="ce158"/>
          <table:table-cell table:number-columns-repeated="241"/>
          <table:table-cell table:style-name="ce87" table:number-columns-repeated="766"/>
        </table:table-row>
        <table:table-row table:style-name="ro5">
          <table:table-cell table:style-name="ce80"/>
          <table:table-cell table:style-name="Default" table:number-columns-repeated="13"/>
          <table:table-cell table:style-name="ce143"/>
          <table:table-cell table:style-name="Default"/>
          <table:table-cell table:style-name="ce158"/>
          <table:table-cell table:number-columns-repeated="1007"/>
        </table:table-row>
        <table:table-row table:style-name="ro3">
          <table:table-cell table:style-name="ce80"/>
          <table:table-cell table:style-name="ce86" office:value-type="string">
            <text:p>12</text:p>
          </table:table-cell>
          <table:table-cell table:style-name="ce96" office:value-type="string">
            <text:p>0.25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21">
            <text:p>21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SINAR MEGA</text:p>
          </table:table-cell>
          <table:table-cell table:style-name="ce124" office:value-type="date" office:date-value="2017-05-01">
            <text:p>05/01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 BAKU</text:p>
          </table:table-cell>
          <table:table-cell table:style-name="ce158"/>
          <table:table-cell table:number-columns-repeated="1007"/>
        </table:table-row>
        <table:table-row table:style-name="ro5">
          <table:table-cell table:style-name="ce80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7"/>
        </table:table-row>
        <table:table-row table:style-name="ro3">
          <table:table-cell table:style-name="ce80"/>
          <table:table-cell table:style-name="ce84"/>
          <table:table-cell table:style-name="ce99" table:number-columns-repeated="3"/>
          <table:table-cell table:style-name="ce96" office:value-type="string">
            <text:p>TOTAL ORDER</text:p>
          </table:table-cell>
          <table:table-cell table:style-name="ce96" table:formula="of:=SUM([.G11:.G33])" office:value-type="float" office:value="298">
            <text:p>298</text:p>
          </table:table-cell>
          <table:table-cell table:style-name="ce96" office:value-type="string">
            <text:p>TON</text:p>
          </table:table-cell>
          <table:table-cell table:style-name="ce120"/>
          <table:table-cell table:style-name="ce127"/>
          <table:table-cell table:style-name="ce99"/>
          <table:table-cell table:style-name="ce99">
            <draw:custom-shape table:end-cell-address="'CCL Estimasi_2_3_3'.P40" table:end-x="1.4173in" table:end-y="0.1673in" draw:z-index="0" draw:style-name="gr2" draw:text-style-name="P2" svg:width="4.1803in" svg:height="1.1193in" svg:x="0.5555in" svg:y="0.2291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7"/>
        </table:table-row>
        <table:table-row table:style-name="ro8">
          <table:table-cell table:style-name="ce82" office:value-type="string">
            <text:p><text:s text:c="3"/><text:span text:style-name="T1">KETERANGAN : ESTIMASI SCHEDULE SEWAKTU – WAKTU BISA BERUBAH TERGANTUNG KEBUTUHAN PRODUKSI</text:span></text:p>
          </table:table-cell>
          <table:table-cell table:style-name="ce83"/>
          <table:table-cell table:style-name="ce100" table:number-columns-repeated="2"/>
          <table:table-cell table:style-name="ce101"/>
          <table:table-cell table:style-name="ce97"/>
          <table:table-cell table:number-columns-repeated="2"/>
          <table:table-cell table:style-name="ce121"/>
          <table:table-cell table:style-name="ce101"/>
          <table:table-cell table:style-name="ce97"/>
          <table:table-cell table:style-name="ce97">
            <draw:line table:end-cell-address="'CCL Estimasi_2_3_3'.P36" table:end-x="1.415in" table:end-y="0.2157in" draw:z-index="2" draw:style-name="gr3" draw:text-style-name="P3" svg:x1="0.5559in" svg:y1="0.2157in" svg:x2="4.7335in" svg:y2="0.2157in">
              <text:p/>
            </draw:line>
          </table:table-cell>
          <table:table-cell table:style-name="ce133" office:value-type="string">
            <text:p><text:s text:c="3"/>Prepared by</text:p>
          </table:table-cell>
          <table:table-cell table:style-name="ce137"/>
          <table:table-cell office:value-type="string">
            <text:p><text:s text:c="5"/>Checked by</text:p>
          </table:table-cell>
          <table:table-cell table:style-name="ce153" office:value-type="string">
            <text:p><text:s text:c="8"/>Approved by</text:p>
          </table:table-cell>
          <table:table-cell table:style-name="ce134"/>
          <table:table-cell table:number-columns-repeated="1007"/>
        </table:table-row>
        <table:table-row table:style-name="ro9">
          <table:table-cell table:number-columns-repeated="3"/>
          <table:table-cell table:style-name="ce97"/>
          <table:table-cell table:number-columns-repeated="6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8"/>
        </table:table-row>
        <table:table-row table:style-name="ro9">
          <table:table-cell/>
          <table:table-cell table:style-name="ce90" office:value-type="string">
            <text:p>DISTRIBUSI SCHEDULE</text:p>
          </table:table-cell>
          <table:table-cell table:style-name="ce102" table:number-columns-repeated="2"/>
          <table:table-cell table:style-name="ce108"/>
          <table:table-cell/>
          <table:table-cell table:style-name="ce111" table:number-columns-repeated="2"/>
          <table:table-cell table:number-columns-repeated="2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8"/>
        </table:table-row>
        <table:table-row table:style-name="ro9">
          <table:table-cell/>
          <table:table-cell table:style-name="ce91" office:value-type="string">
            <text:p>ANG .KD</text:p>
          </table:table-cell>
          <table:table-cell table:style-name="ce103"/>
          <table:table-cell table:style-name="ce106" office:value-type="string">
            <text:p>OM</text:p>
          </table:table-cell>
          <table:table-cell table:style-name="ce109"/>
          <table:table-cell table:style-name="ce110"/>
          <table:table-cell table:style-name="ce112"/>
          <table:table-cell table:style-name="ce110"/>
          <table:table-cell table:style-name="Default" table:number-columns-repeated="6"/>
          <table:table-cell table:style-name="ce142"/>
          <table:table-cell table:style-name="Default"/>
          <table:table-cell table:style-name="ce158"/>
          <table:table-cell table:number-columns-repeated="1007"/>
        </table:table-row>
        <table:table-row table:style-name="ro9">
          <table:table-cell/>
          <table:table-cell table:style-name="ce91" office:value-type="string">
            <text:p>IMAM / BUDIHARTO</text:p>
          </table:table-cell>
          <table:table-cell table:style-name="ce103"/>
          <table:table-cell table:style-name="ce106" office:value-type="string">
            <text:p>PROD</text:p>
          </table:table-cell>
          <table:table-cell table:style-name="ce109"/>
          <table:table-cell table:style-name="ce110"/>
          <table:table-cell table:style-name="ce112"/>
          <table:table-cell table:style-name="ce110"/>
          <table:table-cell table:style-name="Default" table:number-columns-repeated="4"/>
          <table:table-cell table:style-name="Default" office:value-type="string">
            <text:p><text:s text:c="7"/>Susana</text:p>
          </table:table-cell>
          <table:table-cell table:style-name="Default"/>
          <table:table-cell table:style-name="ce144" office:value-type="string">
            <text:p>Ida Bagus</text:p>
          </table:table-cell>
          <table:table-cell table:style-name="ce154" office:value-type="string">
            <text:p>Ang .KD</text:p>
          </table:table-cell>
          <table:table-cell table:style-name="ce158"/>
          <table:table-cell table:number-columns-repeated="1007"/>
        </table:table-row>
        <table:table-row table:style-name="ro9">
          <table:table-cell/>
          <table:table-cell table:style-name="ce91" office:value-type="string">
            <text:p>WIRANUS .T / ABAD .F</text:p>
          </table:table-cell>
          <table:table-cell table:style-name="ce103"/>
          <table:table-cell table:style-name="ce106" office:value-type="string">
            <text:p>QC</text:p>
          </table:table-cell>
          <table:table-cell table:style-name="ce109"/>
          <table:table-cell table:style-name="ce110"/>
          <table:table-cell table:style-name="ce112"/>
          <table:table-cell table:style-name="ce110"/>
          <table:table-cell table:style-name="Default" table:number-columns-repeated="8"/>
          <table:table-cell table:style-name="ce158"/>
          <table:table-cell table:number-columns-repeated="1007"/>
        </table:table-row>
        <table:table-row table:style-name="ro9">
          <table:table-cell/>
          <table:table-cell table:style-name="ce91" office:value-type="string">
            <text:p>HARIYANTO / TRISNOMO</text:p>
          </table:table-cell>
          <table:table-cell table:style-name="ce103"/>
          <table:table-cell table:style-name="ce106" office:value-type="string">
            <text:p>MKN</text:p>
          </table:table-cell>
          <table:table-cell table:style-name="ce109"/>
          <table:table-cell table:style-name="ce110"/>
          <table:table-cell table:style-name="Default" table:number-columns-repeated="10"/>
          <table:table-cell table:style-name="ce158"/>
          <table:table-cell table:number-columns-repeated="1007"/>
        </table:table-row>
        <table:table-row table:style-name="ro9">
          <table:table-cell/>
          <table:table-cell table:style-name="ce91" office:value-type="string">
            <text:p>DADANG / ADE .R</text:p>
          </table:table-cell>
          <table:table-cell table:style-name="ce103"/>
          <table:table-cell table:style-name="ce106" office:value-type="string">
            <text:p>ELK</text:p>
          </table:table-cell>
          <table:table-cell table:style-name="ce109"/>
          <table:table-cell table:style-name="ce110"/>
          <table:table-cell table:style-name="Default" table:number-columns-repeated="10"/>
          <table:table-cell table:style-name="ce158"/>
          <table:table-cell table:number-columns-repeated="1007"/>
        </table:table-row>
        <table:table-row table:style-name="ro9">
          <table:table-cell/>
          <table:table-cell table:style-name="ce91" office:value-type="string">
            <text:p>WAYAT .H</text:p>
          </table:table-cell>
          <table:table-cell table:style-name="ce103"/>
          <table:table-cell table:style-name="ce106" office:value-type="string">
            <text:p>WHS</text:p>
          </table:table-cell>
          <table:table-cell table:style-name="ce109"/>
          <table:table-cell table:style-name="ce110"/>
          <table:table-cell table:style-name="Default" table:number-columns-repeated="10"/>
          <table:table-cell table:style-name="ce158"/>
          <table:table-cell table:number-columns-repeated="1007"/>
        </table:table-row>
        <table:table-row table:style-name="ro9">
          <table:table-cell/>
          <table:table-cell table:style-name="ce92" table:number-columns-repeated="4"/>
          <table:table-cell table:style-name="ce110"/>
          <table:table-cell table:style-name="ce113" table:number-columns-repeated="2"/>
          <table:table-cell table:style-name="ce113" office:value-type="string">
            <text:p>PAGE : 1 / 1</text:p>
          </table:table-cell>
          <table:table-cell table:style-name="Default" table:number-columns-repeated="7"/>
          <table:table-cell table:style-name="ce158"/>
          <table:table-cell table:number-columns-repeated="1007"/>
        </table:table-row>
        <table:table-row table:style-name="ro9" table:number-rows-repeated="2">
          <table:table-cell/>
          <table:table-cell table:style-name="Default" table:number-columns-repeated="4"/>
          <table:table-cell table:style-name="ce110"/>
          <table:table-cell table:style-name="Default" table:number-columns-repeated="10"/>
          <table:table-cell table:style-name="ce158"/>
          <table:table-cell table:number-columns-repeated="1007"/>
        </table:table-row>
        <table:table-row table:style-name="ro9" table:number-rows-repeated="2">
          <table:table-cell/>
          <table:table-cell table:style-name="Default" table:number-columns-repeated="4"/>
          <table:table-cell table:style-name="ce110"/>
          <table:table-cell table:style-name="Default" table:number-columns-repeated="10"/>
          <table:table-cell table:number-columns-repeated="1008"/>
        </table:table-row>
        <table:table-row table:style-name="ro9">
          <table:table-cell table:number-columns-repeated="3"/>
          <table:table-cell table:style-name="ce100"/>
          <table:table-cell/>
          <table:table-cell table:style-name="ce111"/>
          <table:table-cell table:number-columns-repeated="1018"/>
        </table:table-row>
        <table:table-row table:style-name="ro9" table:number-rows-repeated="10">
          <table:table-cell table:number-columns-repeated="3"/>
          <table:table-cell table:style-name="ce100"/>
          <table:table-cell table:number-columns-repeated="1020"/>
        </table:table-row>
        <table:table-row table:style-name="ro9" table:number-rows-repeated="654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CL Estimasi_2_3_3_2" table:style-name="ta1" table:print="false">
        <office:forms form:automatic-focus="false" form:apply-design-mode="false"/>
        <table:table-column table:style-name="co2" table:default-cell-style-name="ce89"/>
        <table:table-column table:style-name="co13" table:default-cell-style-name="ce101"/>
        <table:table-column table:style-name="co14" table:default-cell-style-name="ce101"/>
        <table:table-column table:style-name="co15" table:default-cell-style-name="ce97"/>
        <table:table-column table:style-name="co7" table:default-cell-style-name="ce101"/>
        <table:table-column table:style-name="co16" table:default-cell-style-name="ce101"/>
        <table:table-column table:style-name="co17" table:default-cell-style-name="ce101"/>
        <table:table-column table:style-name="co18" table:default-cell-style-name="ce118"/>
        <table:table-column table:style-name="co19" table:default-cell-style-name="ce97"/>
        <table:table-column table:style-name="co20" table:default-cell-style-name="ce101"/>
        <table:table-column table:style-name="co21" table:number-columns-repeated="2" table:default-cell-style-name="ce101"/>
        <table:table-column table:style-name="co21" table:default-cell-style-name="ce135"/>
        <table:table-column table:style-name="co22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number-columns-repeated="241" table:default-cell-style-name="ce135"/>
        <table:table-column table:style-name="co12" table:number-columns-repeated="766" table:default-cell-style-name="ce164"/>
        <table:table-column table:style-name="co12" table:default-cell-style-name="Default"/>
        <table:table-row table:style-name="ro1">
          <table:table-cell table:style-name="ce84">
            <draw:frame table:end-cell-address="'CCL Estimasi_2_3_3_2'.A3" table:end-x="0.5642in" table:end-y="0.1512in" draw:z-index="1" draw:name="Graphics 5" draw:style-name="gr1" draw:text-style-name="P1" svg:width="0.5303in" svg:height="0.5008in" svg:x="0.0339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3" office:value-type="string">
            <text:p><text:s/>PT. SARANA CENTRAL BAJATAMA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oc No</text:p>
          </table:table-cell>
          <table:table-cell table:style-name="ce145" office:value-type="string">
            <text:p>: <text:s/>F – PPC – 01</text:p>
          </table:table-cell>
          <table:table-cell table:style-name="ce155"/>
          <table:table-cell table:style-name="ce160"/>
          <table:table-cell table:number-columns-repeated="1007"/>
        </table:table-row>
        <table:table-row table:style-name="ro1">
          <table:table-cell table:style-name="ce84"/>
          <table:table-cell table:style-name="ce93" office:value-type="string">
            <text:p><text:s/>PPC DEPT.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Rev No</text:p>
          </table:table-cell>
          <table:table-cell table:style-name="ce145" office:value-type="string">
            <text:p>: 03</text:p>
          </table:table-cell>
          <table:table-cell table:style-name="ce155"/>
          <table:table-cell table:style-name="ce160"/>
          <table:table-cell table:number-columns-repeated="1007"/>
        </table:table-row>
        <table:table-row table:style-name="ro1">
          <table:table-cell table:style-name="ce84"/>
          <table:table-cell table:style-name="ce93"/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ate of Efectif</text:p>
          </table:table-cell>
          <table:table-cell table:style-name="ce146" office:value-type="string" table:number-columns-spanned="3" table:number-rows-spanned="1">
            <text:p>: 10 April 2014</text:p>
          </table:table-cell>
          <table:covered-table-cell table:style-name="ce156"/>
          <table:covered-table-cell table:style-name="ce161"/>
          <table:table-cell table:number-columns-repeated="1007"/>
        </table:table-row>
        <table:table-row table:style-name="ro6">
          <table:table-cell table:style-name="ce84" office:value-type="string" table:number-columns-spanned="14" table:number-rows-spanned="1">
            <text:p>ESTIMASI SCHEDULE CCL</text:p>
          </table:table-cell>
          <table:covered-table-cell table:number-columns-repeated="13" table:style-name="ce84"/>
          <table:table-cell table:style-name="ce84"/>
          <table:table-cell table:style-name="ce105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EPT. PPC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ATE. 29 MEI <text:s/>2017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4">
          <table:table-cell table:style-name="ce164"/>
          <table:table-cell table:style-name="ce94"/>
          <table:table-cell table:style-name="ce105"/>
          <table:table-cell table:style-name="ce95"/>
          <table:table-cell table:style-name="ce105" table:number-columns-repeated="3"/>
          <table:table-cell table:style-name="ce115"/>
          <table:table-cell table:style-name="ce95"/>
          <table:table-cell table:style-name="ce105"/>
          <table:table-cell table:number-columns-repeated="4"/>
          <table:table-cell table:style-name="ce134" table:number-columns-repeated="2"/>
          <table:table-cell table:number-columns-repeated="1008"/>
        </table:table-row>
        <table:table-row table:style-name="ro4">
          <table:table-cell table:style-name="ce85" office:value-type="string" table:number-columns-spanned="1" table:number-rows-spanned="2">
            <text:p>NO.</text:p>
          </table:table-cell>
          <table:table-cell table:style-name="ce85" office:value-type="string" table:number-columns-spanned="1" table:number-rows-spanned="2">
            <text:p>SIZE</text:p>
          </table:table-cell>
          <table:table-cell table:style-name="ce85" office:value-type="string" table:number-columns-spanned="2" table:number-rows-spanned="2">
            <text:p>SPEC</text:p>
          </table:table-cell>
          <table:covered-table-cell table:style-name="ce85"/>
          <table:table-cell table:style-name="ce85" office:value-type="string" table:number-columns-spanned="1" table:number-rows-spanned="2">
            <text:p>COLOR</text:p>
          </table:table-cell>
          <table:table-cell table:style-name="ce85" office:value-type="string" table:number-columns-spanned="2" table:number-rows-spanned="2">
            <text:p>QTY</text:p>
          </table:table-cell>
          <table:covered-table-cell table:style-name="ce85"/>
          <table:table-cell table:style-name="ce116" office:value-type="string" table:number-columns-spanned="1" table:number-rows-spanned="2">
            <text:p>CUSTOMER</text:p>
          </table:table-cell>
          <table:table-cell table:style-name="ce122" office:value-type="string">
            <text:p>TANGGAL</text:p>
          </table:table-cell>
          <table:table-cell table:style-name="ce85" office:value-type="string" table:number-columns-spanned="1" table:number-rows-spanned="2">
            <text:p>MILL</text:p>
          </table:table-cell>
          <table:table-cell table:style-name="ce175"/>
          <table:table-cell table:style-name="ce130" office:value-type="string">
            <text:p>COATING</text:p>
          </table:table-cell>
          <table:table-cell table:style-name="ce136"/>
          <table:table-cell table:style-name="ce139" office:value-type="string">
            <text:p>RENCANA</text:p>
          </table:table-cell>
          <table:table-cell table:style-name="ce85" office:value-type="string" table:number-columns-spanned="1" table:number-rows-spanned="2">
            <text:p>CATAT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4">
          <table:covered-table-cell table:number-columns-repeated="7" table:style-name="ce85"/>
          <table:covered-table-cell table:style-name="ce116"/>
          <table:table-cell table:style-name="ce123" office:value-type="string">
            <text:p>ORDER</text:p>
          </table:table-cell>
          <table:covered-table-cell table:style-name="ce85"/>
          <table:table-cell table:style-name="ce129" office:value-type="string">
            <text:p>TC</text:p>
          </table:table-cell>
          <table:table-cell table:style-name="ce129" office:value-type="string">
            <text:p>PC</text:p>
          </table:table-cell>
          <table:table-cell table:style-name="ce129" office:value-type="string">
            <text:p>BC</text:p>
          </table:table-cell>
          <table:table-cell table:style-name="ce140" office:value-type="string">
            <text:p>PRODUKSI</text:p>
          </table:table-cell>
          <table:covered-table-cell table:style-name="ce85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1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223">
            <text:p>223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2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165">
            <text:p>16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HARAPAN JAY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3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140">
            <text:p>14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KISMONO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4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10">
            <text:p>11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HARAPAN JAY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5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15">
            <text:p>11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6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7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30">
            <text:p>13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7"/>
          <table:table-cell table:style-name="ce164" table:number-columns-repeated="12"/>
          <table:table-cell table:style-name="ce176"/>
          <table:table-cell table:style-name="ce180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8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30">
            <text:p>13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HARAPAN JAY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7">
          <table:table-cell table:style-name="ce86" office:value-type="string">
            <text:p>9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55">
            <text:p>15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KISMONO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8"/>
          <table:table-cell table:number-columns-repeated="241"/>
          <table:table-cell table:style-name="ce183" table:number-columns-repeated="766"/>
          <table:table-cell table:style-name="ce184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10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37">
            <text:p>37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16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11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05">
            <text:p>10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16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12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62">
            <text:p>62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SINAR MEG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13</text:p>
          </table:table-cell>
          <table:table-cell table:style-name="ce96" office:value-type="string">
            <text:p>0.25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20">
            <text:p>2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SINAR MEGA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5">
          <table:table-cell table:style-name="ce168"/>
          <table:table-cell/>
          <table:table-cell table:style-name="ce100"/>
          <table:table-cell table:number-columns-repeated="11"/>
          <table:table-cell table:style-name="ce181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14</text:p>
          </table:table-cell>
          <table:table-cell table:style-name="ce96" office:value-type="string">
            <text:p>0.40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KOLIBRI</text:p>
          </table:table-cell>
          <table:table-cell table:style-name="ce96" office:value-type="float" office:value="18">
            <text:p>18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MARS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style-name="ce131" office:value-type="string">
            <text:p>STD</text:p>
          </table:table-cell>
          <table:table-cell table:style-name="ce131" office:value-type="string">
            <text:p>NO</text:p>
          </table:table-cell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5">
          <table:table-cell table:style-name="ce168"/>
          <table:table-cell/>
          <table:table-cell table:style-name="ce100"/>
          <table:table-cell table:number-columns-repeated="11"/>
          <table:table-cell table:style-name="ce181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15</text:p>
          </table:table-cell>
          <table:table-cell table:style-name="ce96" office:value-type="string">
            <text:p>0.40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ABU KIWI</text:p>
          </table:table-cell>
          <table:table-cell table:style-name="ce96" office:value-type="float" office:value="4">
            <text:p>4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MARS</text:p>
          </table:table-cell>
          <table:table-cell table:style-name="ce124" office:value-type="string">
            <text:p>18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style-name="ce131" office:value-type="string">
            <text:p>STD</text:p>
          </table:table-cell>
          <table:table-cell table:style-name="ce131" office:value-type="string">
            <text:p>NO</text:p>
          </table:table-cell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5"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3">
          <table:table-cell table:style-name="ce84"/>
          <table:table-cell table:style-name="ce99" table:number-columns-repeated="3"/>
          <table:table-cell table:style-name="ce96" office:value-type="string">
            <text:p>TOTAL ORDER</text:p>
          </table:table-cell>
          <table:table-cell table:style-name="ce96" table:formula="of:=SUM([.F11:.F39])" office:value-type="float" office:value="1439">
            <text:p>1439</text:p>
          </table:table-cell>
          <table:table-cell table:style-name="ce96" office:value-type="string">
            <text:p>TON</text:p>
          </table:table-cell>
          <table:table-cell table:style-name="ce120"/>
          <table:table-cell table:style-name="ce127"/>
          <table:table-cell table:style-name="ce99"/>
          <table:table-cell table:style-name="ce99">
            <draw:custom-shape table:end-cell-address="'CCL Estimasi_2_3_3_2'.O46" table:end-x="1.4169in" table:end-y="0.1673in" draw:z-index="0" draw:style-name="gr2" draw:text-style-name="P2" svg:width="4.1803in" svg:height="1.1193in" svg:x="0.5555in" svg:y="0.2291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8">
          <table:table-cell table:style-name="ce83"/>
          <table:table-cell table:style-name="ce100" table:number-columns-repeated="2"/>
          <table:table-cell table:style-name="ce101"/>
          <table:table-cell table:style-name="ce97"/>
          <table:table-cell table:number-columns-repeated="2"/>
          <table:table-cell table:style-name="ce121"/>
          <table:table-cell table:style-name="ce101"/>
          <table:table-cell table:style-name="ce97"/>
          <table:table-cell table:style-name="ce97">
            <draw:line table:end-cell-address="'CCL Estimasi_2_3_3_2'.O42" table:end-x="1.415in" table:end-y="0.2161in" draw:z-index="2" draw:style-name="gr3" draw:text-style-name="P3" svg:x1="0.5563in" svg:y1="0.2161in" svg:x2="4.7339in" svg:y2="0.2161in">
              <text:p/>
            </draw:line>
          </table:table-cell>
          <table:table-cell table:style-name="ce133" office:value-type="string">
            <text:p><text:s text:c="3"/>Prepared by</text:p>
          </table:table-cell>
          <table:table-cell table:style-name="ce137"/>
          <table:table-cell office:value-type="string">
            <text:p><text:s text:c="5"/>Checked by</text:p>
          </table:table-cell>
          <table:table-cell table:style-name="ce153" office:value-type="string">
            <text:p><text:s text:c="8"/>Approved by</text:p>
          </table:table-cell>
          <table:table-cell table:style-name="ce134"/>
          <table:table-cell table:number-columns-repeated="1008"/>
        </table:table-row>
        <table:table-row table:style-name="ro9">
          <table:table-cell table:number-columns-repeated="2"/>
          <table:table-cell table:style-name="ce97"/>
          <table:table-cell table:number-columns-repeated="6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90" office:value-type="string">
            <text:p>DISTRIBUSI SCHEDULE</text:p>
          </table:table-cell>
          <table:table-cell table:style-name="ce102" table:number-columns-repeated="2"/>
          <table:table-cell table:style-name="ce108"/>
          <table:table-cell/>
          <table:table-cell table:style-name="ce111" table:number-columns-repeated="2"/>
          <table:table-cell table:number-columns-repeated="2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169" office:value-type="string">
            <text:p>ANG .KD</text:p>
          </table:table-cell>
          <table:table-cell table:style-name="ce170"/>
          <table:table-cell table:style-name="ce171" office:value-type="string">
            <text:p>OM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6"/>
          <table:table-cell table:style-name="ce176"/>
          <table:table-cell table:style-name="ce164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IMAM / BUDIHARTO</text:p>
          </table:table-cell>
          <table:table-cell table:style-name="ce170"/>
          <table:table-cell table:style-name="ce171" office:value-type="string">
            <text:p>PROD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4"/>
          <table:table-cell table:style-name="ce164" office:value-type="string">
            <text:p><text:s text:c="7"/>Susana</text:p>
          </table:table-cell>
          <table:table-cell table:style-name="ce164"/>
          <table:table-cell table:style-name="ce177" office:value-type="string">
            <text:p>Ida Bagus</text:p>
          </table:table-cell>
          <table:table-cell table:style-name="ce182" office:value-type="string">
            <text:p>Ang .KD</text:p>
          </table:table-cell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WIRANUS .T / ABAD .F</text:p>
          </table:table-cell>
          <table:table-cell table:style-name="ce170"/>
          <table:table-cell table:style-name="ce171" office:value-type="string">
            <text:p>QC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8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HARIYANTO / TRISNOMO</text:p>
          </table:table-cell>
          <table:table-cell table:style-name="ce170"/>
          <table:table-cell table:style-name="ce171" office:value-type="string">
            <text:p>MKN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DADANG / ADE .R</text:p>
          </table:table-cell>
          <table:table-cell table:style-name="ce170"/>
          <table:table-cell table:style-name="ce171" office:value-type="string">
            <text:p>ELK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WAYAT .H</text:p>
          </table:table-cell>
          <table:table-cell table:style-name="ce170"/>
          <table:table-cell table:style-name="ce171" office:value-type="string">
            <text:p>WHS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3" table:number-columns-repeated="4"/>
          <table:table-cell table:style-name="ce173"/>
          <table:table-cell table:style-name="ce113" table:number-columns-repeated="2"/>
          <table:table-cell table:style-name="ce113" office:value-type="string">
            <text:p>PAGE : 1 / 1</text:p>
          </table:table-cell>
          <table:table-cell table:style-name="ce164" table:number-columns-repeated="7"/>
          <table:table-cell table:style-name="ce158"/>
          <table:table-cell table:number-columns-repeated="1008"/>
        </table:table-row>
        <table:table-row table:style-name="ro9" table:number-rows-repeated="2">
          <table:table-cell table:style-name="ce164" table:number-columns-repeated="4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4" table:number-columns-repeated="4"/>
          <table:table-cell table:style-name="ce173"/>
          <table:table-cell table:style-name="ce164" table:number-columns-repeated="10"/>
          <table:table-cell table:number-columns-repeated="1009"/>
        </table:table-row>
        <table:table-row table:style-name="ro9">
          <table:table-cell table:style-name="Default" table:number-columns-repeated="15"/>
          <table:table-cell table:number-columns-repeated="1009"/>
        </table:table-row>
        <table:table-row table:style-name="ro9">
          <table:table-cell table:style-name="ce84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 table:number-columns-repeated="2"/>
          <table:table-cell table:number-columns-repeated="1009"/>
        </table:table-row>
        <table:table-row table:style-name="ro9">
          <table:table-cell table:style-name="Default" table:number-columns-repeated="15"/>
          <table:table-cell table:number-columns-repeated="1009"/>
        </table:table-row>
        <table:table-row table:style-name="ro9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3">
          <table:table-cell table:style-name="Default" table:number-columns-repeated="15"/>
          <table:table-cell table:number-columns-repeated="1009"/>
        </table:table-row>
        <table:table-row table:style-name="ro9" table:number-rows-repeated="5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654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CL Estimasi_2_3_3_2_4" table:style-name="ta1" table:print="false">
        <office:forms form:automatic-focus="false" form:apply-design-mode="false"/>
        <table:table-column table:style-name="co2" table:default-cell-style-name="ce89"/>
        <table:table-column table:style-name="co13" table:default-cell-style-name="ce101"/>
        <table:table-column table:style-name="co14" table:default-cell-style-name="ce101"/>
        <table:table-column table:style-name="co15" table:default-cell-style-name="ce97"/>
        <table:table-column table:style-name="co7" table:default-cell-style-name="ce101"/>
        <table:table-column table:style-name="co16" table:default-cell-style-name="ce101"/>
        <table:table-column table:style-name="co17" table:default-cell-style-name="ce101"/>
        <table:table-column table:style-name="co18" table:default-cell-style-name="ce118"/>
        <table:table-column table:style-name="co19" table:default-cell-style-name="ce97"/>
        <table:table-column table:style-name="co20" table:default-cell-style-name="ce101"/>
        <table:table-column table:style-name="co21" table:number-columns-repeated="2" table:default-cell-style-name="ce101"/>
        <table:table-column table:style-name="co21" table:default-cell-style-name="ce135"/>
        <table:table-column table:style-name="co22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number-columns-repeated="241" table:default-cell-style-name="ce135"/>
        <table:table-column table:style-name="co12" table:number-columns-repeated="767" table:default-cell-style-name="ce87"/>
        <table:table-row table:style-name="ro1">
          <table:table-cell table:style-name="ce84">
            <draw:frame table:end-cell-address="'CCL Estimasi_2_3_3_2_4'.A3" table:end-x="0.5642in" table:end-y="0.1512in" draw:z-index="1" draw:name="Graphics 5" draw:style-name="gr1" draw:text-style-name="P1" svg:width="0.5303in" svg:height="0.5008in" svg:x="0.0339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87" office:value-type="string">
            <text:p><text:s/>PT. SARANA CENTRAL BAJATAMA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93" office:value-type="string">
            <text:p>Doc No</text:p>
          </table:table-cell>
          <table:table-cell table:style-name="ce196" office:value-type="string">
            <text:p>: <text:s/>F – PPC – 01</text:p>
          </table:table-cell>
          <table:table-cell table:style-name="ce200"/>
          <table:table-cell table:style-name="ce202"/>
          <table:table-cell table:number-columns-repeated="1007"/>
        </table:table-row>
        <table:table-row table:style-name="ro1">
          <table:table-cell table:style-name="ce84"/>
          <table:table-cell table:style-name="ce187" office:value-type="string">
            <text:p><text:s/>PPC DEPT.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93" office:value-type="string">
            <text:p>Rev No</text:p>
          </table:table-cell>
          <table:table-cell table:style-name="ce196" office:value-type="string">
            <text:p>: 03</text:p>
          </table:table-cell>
          <table:table-cell table:style-name="ce200"/>
          <table:table-cell table:style-name="ce202"/>
          <table:table-cell table:number-columns-repeated="1007"/>
        </table:table-row>
        <table:table-row table:style-name="ro1">
          <table:table-cell table:style-name="ce84"/>
          <table:table-cell table:style-name="ce187"/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93" office:value-type="string">
            <text:p>Date of Efectif</text:p>
          </table:table-cell>
          <table:table-cell table:style-name="ce197" office:value-type="string" table:number-columns-spanned="3" table:number-rows-spanned="1">
            <text:p>: 10 April 2014</text:p>
          </table:table-cell>
          <table:covered-table-cell table:style-name="ce201"/>
          <table:covered-table-cell table:style-name="ce203"/>
          <table:table-cell table:number-columns-repeated="1007"/>
        </table:table-row>
        <table:table-row table:style-name="ro6">
          <table:table-cell table:style-name="ce84" office:value-type="string" table:number-columns-spanned="14" table:number-rows-spanned="1">
            <text:p>ESTIMASI SCHEDULE CCL</text:p>
          </table:table-cell>
          <table:covered-table-cell table:number-columns-repeated="13" table:style-name="ce84"/>
          <table:table-cell table:style-name="ce84"/>
          <table:table-cell table:style-name="ce105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EPT. PPC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ATE. 29 MEI <text:s/>2017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4">
          <table:table-cell table:style-name="ce87"/>
          <table:table-cell table:style-name="ce94"/>
          <table:table-cell table:style-name="ce105"/>
          <table:table-cell table:style-name="ce95"/>
          <table:table-cell table:style-name="ce105" table:number-columns-repeated="3"/>
          <table:table-cell table:style-name="ce115"/>
          <table:table-cell table:style-name="ce95"/>
          <table:table-cell table:style-name="ce105"/>
          <table:table-cell table:number-columns-repeated="4"/>
          <table:table-cell table:style-name="ce134" table:number-columns-repeated="2"/>
          <table:table-cell table:number-columns-repeated="1008"/>
        </table:table-row>
        <table:table-row table:style-name="ro4">
          <table:table-cell table:style-name="ce85" office:value-type="string" table:number-columns-spanned="1" table:number-rows-spanned="2">
            <text:p>NO.</text:p>
          </table:table-cell>
          <table:table-cell table:style-name="ce85" office:value-type="string" table:number-columns-spanned="1" table:number-rows-spanned="2">
            <text:p>SIZE</text:p>
          </table:table-cell>
          <table:table-cell table:style-name="ce85" office:value-type="string" table:number-columns-spanned="2" table:number-rows-spanned="2">
            <text:p>SPEC</text:p>
          </table:table-cell>
          <table:covered-table-cell table:style-name="ce85"/>
          <table:table-cell table:style-name="ce85" office:value-type="string" table:number-columns-spanned="1" table:number-rows-spanned="2">
            <text:p>COLOR</text:p>
          </table:table-cell>
          <table:table-cell table:style-name="ce85" office:value-type="string" table:number-columns-spanned="2" table:number-rows-spanned="2">
            <text:p>QTY</text:p>
          </table:table-cell>
          <table:covered-table-cell table:style-name="ce85"/>
          <table:table-cell table:style-name="ce116" office:value-type="string" table:number-columns-spanned="1" table:number-rows-spanned="2">
            <text:p>CUSTOMER</text:p>
          </table:table-cell>
          <table:table-cell table:style-name="ce122" office:value-type="string">
            <text:p>TANGGAL</text:p>
          </table:table-cell>
          <table:table-cell table:style-name="ce85" office:value-type="string" table:number-columns-spanned="1" table:number-rows-spanned="2">
            <text:p>MILL</text:p>
          </table:table-cell>
          <table:table-cell table:style-name="ce175"/>
          <table:table-cell table:style-name="ce130" office:value-type="string">
            <text:p>COATING</text:p>
          </table:table-cell>
          <table:table-cell table:style-name="ce136"/>
          <table:table-cell table:style-name="ce139" office:value-type="string">
            <text:p>RENCANA</text:p>
          </table:table-cell>
          <table:table-cell table:style-name="ce85" office:value-type="string" table:number-columns-spanned="1" table:number-rows-spanned="2">
            <text:p>CATAT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4">
          <table:covered-table-cell table:number-columns-repeated="7" table:style-name="ce85"/>
          <table:covered-table-cell table:style-name="ce116"/>
          <table:table-cell table:style-name="ce123" office:value-type="string">
            <text:p>ORDER</text:p>
          </table:table-cell>
          <table:covered-table-cell table:style-name="ce85"/>
          <table:table-cell table:style-name="ce129" office:value-type="string">
            <text:p>TC</text:p>
          </table:table-cell>
          <table:table-cell table:style-name="ce129" office:value-type="string">
            <text:p>PC</text:p>
          </table:table-cell>
          <table:table-cell table:style-name="ce129" office:value-type="string">
            <text:p>BC</text:p>
          </table:table-cell>
          <table:table-cell table:style-name="ce140" office:value-type="string">
            <text:p>PRODUKSI</text:p>
          </table:table-cell>
          <table:covered-table-cell table:style-name="ce85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4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85">
            <text:p>8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5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5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80">
            <text:p>8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8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2">
          <table:table-cell table:style-name="ce86" office:value-type="string">
            <text:p>6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100">
            <text:p>10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2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7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6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8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05">
            <text:p>10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1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9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05">
            <text:p>10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7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10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9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11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30">
            <text:p>13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5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6"/>
          <table:table-cell table:style-name="ce87" table:number-columns-repeated="12"/>
          <table:table-cell table:style-name="ce194"/>
          <table:table-cell table:style-name="ce198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12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35">
            <text:p>13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6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29 MEI</text:p>
          </table:table-cell>
          <table:table-cell table:style-name="ce149"/>
          <table:table-cell table:style-name="ce158"/>
          <table:table-cell table:number-columns-repeated="1008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13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55">
            <text:p>15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4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30 MEI</text:p>
          </table:table-cell>
          <table:table-cell table:style-name="ce149"/>
          <table:table-cell table:style-name="ce158"/>
          <table:table-cell table:number-columns-repeated="241"/>
          <table:table-cell table:style-name="ce183" table:number-columns-repeated="767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1008"/>
        </table:table-row>
        <table:table-row table:style-name="ro6">
          <table:table-cell table:style-name="ce86" office:value-type="string">
            <text:p>14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8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1008"/>
        </table:table-row>
        <table:table-row table:style-name="ro6">
          <table:table-cell table:style-name="ce86" office:value-type="string">
            <text:p>15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05">
            <text:p>10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0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1008"/>
        </table:table-row>
        <table:table-row table:style-name="ro6">
          <table:table-cell table:style-name="ce86" office:value-type="string">
            <text:p>16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7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6">
          <table:table-cell table:style-name="ce86" office:value-type="string">
            <text:p>17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80">
            <text:p>8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4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2">
          <table:table-cell table:style-name="ce86" office:value-type="string">
            <text:p>18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100">
            <text:p>10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3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2">
          <table:table-cell table:style-name="ce86" office:value-type="string">
            <text:p>19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90">
            <text:p>9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49 / GRAHA BINTANG</text:p>
          </table:table-cell>
          <table:table-cell table:style-name="ce124" office:value-type="string">
            <text:p>29/05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84"/>
          <table:table-cell table:style-name="ce99" table:number-columns-repeated="3"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20</text:p>
          </table:table-cell>
          <table:table-cell table:style-name="ce96" office:value-type="string">
            <text:p>0.25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20">
            <text:p>2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09 / SINAR MEGA</text:p>
          </table:table-cell>
          <table:table-cell table:style-name="ce124" office:value-type="date" office:date-value="2017-05-01">
            <text:p>05/01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Default"/>
          <table:table-cell table:number-columns-repeated="1008"/>
        </table:table-row>
        <table:table-row table:style-name="ro5">
          <table:table-cell table:style-name="ce168"/>
          <table:table-cell/>
          <table:table-cell table:style-name="ce100"/>
          <table:table-cell table:number-columns-repeated="11"/>
          <table:table-cell table:style-name="ce181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21</text:p>
          </table:table-cell>
          <table:table-cell table:style-name="ce96" office:value-type="string">
            <text:p>0.40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KOLIBRI</text:p>
          </table:table-cell>
          <table:table-cell table:style-name="ce96" office:value-type="float" office:value="18">
            <text:p>18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1 / MARS</text:p>
          </table:table-cell>
          <table:table-cell table:style-name="ce124" office:value-type="date" office:date-value="2017-11-04">
            <text:p>11/04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style-name="ce131" office:value-type="string">
            <text:p>STD</text:p>
          </table:table-cell>
          <table:table-cell table:style-name="ce131" office:value-type="string">
            <text:p>NO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168"/>
          <table:table-cell/>
          <table:table-cell table:style-name="ce100"/>
          <table:table-cell table:number-columns-repeated="11"/>
          <table:table-cell table:style-name="ce181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22</text:p>
          </table:table-cell>
          <table:table-cell table:style-name="ce96" office:value-type="string">
            <text:p>0.40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ABU KIWI</text:p>
          </table:table-cell>
          <table:table-cell table:style-name="ce96" office:value-type="float" office:value="4">
            <text:p>4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0 / MARS</text:p>
          </table:table-cell>
          <table:table-cell table:style-name="ce124" office:value-type="date" office:date-value="2017-11-04">
            <text:p>11/04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style-name="ce131" office:value-type="string">
            <text:p>STD</text:p>
          </table:table-cell>
          <table:table-cell table:style-name="ce131" office:value-type="string">
            <text:p>NO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1008"/>
        </table:table-row>
        <table:table-row table:style-name="ro5"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3">
          <table:table-cell table:style-name="ce84"/>
          <table:table-cell table:style-name="ce99" table:number-columns-repeated="3"/>
          <table:table-cell table:style-name="ce96" office:value-type="string">
            <text:p>TOTAL ORDER</text:p>
          </table:table-cell>
          <table:table-cell table:style-name="ce96" table:formula="of:=SUM([.F11:.F47])" office:value-type="float" office:value="1412">
            <text:p>1412</text:p>
          </table:table-cell>
          <table:table-cell table:style-name="ce96" office:value-type="string">
            <text:p>TON</text:p>
          </table:table-cell>
          <table:table-cell table:style-name="ce120"/>
          <table:table-cell table:style-name="ce127"/>
          <table:table-cell table:style-name="ce99"/>
          <table:table-cell table:style-name="ce99">
            <draw:custom-shape table:end-cell-address="'CCL Estimasi_2_3_3_2_4'.O54" table:end-x="1.4169in" table:end-y="0.1673in" draw:z-index="0" draw:style-name="gr2" draw:text-style-name="P2" svg:width="4.1803in" svg:height="1.1193in" svg:x="0.5555in" svg:y="0.2291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8">
          <table:table-cell table:style-name="ce83"/>
          <table:table-cell table:style-name="ce100" table:number-columns-repeated="2"/>
          <table:table-cell table:style-name="ce101"/>
          <table:table-cell table:style-name="ce97"/>
          <table:table-cell table:number-columns-repeated="2"/>
          <table:table-cell table:style-name="ce121"/>
          <table:table-cell table:style-name="ce101"/>
          <table:table-cell table:style-name="ce97"/>
          <table:table-cell table:style-name="ce97">
            <draw:line table:end-cell-address="'CCL Estimasi_2_3_3_2_4'.O50" table:end-x="1.415in" table:end-y="0.2157in" draw:z-index="2" draw:style-name="gr3" draw:text-style-name="P3" svg:x1="0.5563in" svg:y1="0.2157in" svg:x2="4.7339in" svg:y2="0.2157in">
              <text:p/>
            </draw:line>
          </table:table-cell>
          <table:table-cell table:style-name="ce133" office:value-type="string">
            <text:p><text:s text:c="3"/>Prepared by</text:p>
          </table:table-cell>
          <table:table-cell table:style-name="ce137"/>
          <table:table-cell office:value-type="string">
            <text:p><text:s text:c="5"/>Checked by</text:p>
          </table:table-cell>
          <table:table-cell table:style-name="ce153" office:value-type="string">
            <text:p><text:s text:c="8"/>Approved by</text:p>
          </table:table-cell>
          <table:table-cell table:style-name="ce134"/>
          <table:table-cell table:number-columns-repeated="1008"/>
        </table:table-row>
        <table:table-row table:style-name="ro9">
          <table:table-cell table:number-columns-repeated="2"/>
          <table:table-cell table:style-name="ce97"/>
          <table:table-cell table:number-columns-repeated="6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90" office:value-type="string">
            <text:p>DISTRIBUSI SCHEDULE</text:p>
          </table:table-cell>
          <table:table-cell table:style-name="ce102" table:number-columns-repeated="2"/>
          <table:table-cell table:style-name="ce108"/>
          <table:table-cell/>
          <table:table-cell table:style-name="ce111" table:number-columns-repeated="2"/>
          <table:table-cell table:number-columns-repeated="2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185" office:value-type="string">
            <text:p>ANG .KD</text:p>
          </table:table-cell>
          <table:table-cell table:style-name="ce188"/>
          <table:table-cell table:style-name="ce189" office:value-type="string">
            <text:p>OM</text:p>
          </table:table-cell>
          <table:table-cell table:style-name="ce190"/>
          <table:table-cell table:style-name="ce191"/>
          <table:table-cell table:style-name="ce192"/>
          <table:table-cell table:style-name="ce191"/>
          <table:table-cell table:style-name="ce87" table:number-columns-repeated="6"/>
          <table:table-cell table:style-name="ce194"/>
          <table:table-cell table:style-name="ce87"/>
          <table:table-cell table:style-name="ce158"/>
          <table:table-cell table:number-columns-repeated="1008"/>
        </table:table-row>
        <table:table-row table:style-name="ro9">
          <table:table-cell table:style-name="ce185" office:value-type="string">
            <text:p>IMAM / BUDIHARTO</text:p>
          </table:table-cell>
          <table:table-cell table:style-name="ce188"/>
          <table:table-cell table:style-name="ce189" office:value-type="string">
            <text:p>PROD</text:p>
          </table:table-cell>
          <table:table-cell table:style-name="ce190"/>
          <table:table-cell table:style-name="ce191"/>
          <table:table-cell table:style-name="ce192"/>
          <table:table-cell table:style-name="ce191"/>
          <table:table-cell table:style-name="ce87" table:number-columns-repeated="4"/>
          <table:table-cell table:style-name="ce87" office:value-type="string">
            <text:p><text:s text:c="7"/>Susana</text:p>
          </table:table-cell>
          <table:table-cell table:style-name="ce87"/>
          <table:table-cell table:style-name="ce195" office:value-type="string">
            <text:p>Ida Bagus</text:p>
          </table:table-cell>
          <table:table-cell table:style-name="ce199" office:value-type="string">
            <text:p>Ang .KD</text:p>
          </table:table-cell>
          <table:table-cell table:style-name="ce158"/>
          <table:table-cell table:number-columns-repeated="1008"/>
        </table:table-row>
        <table:table-row table:style-name="ro9">
          <table:table-cell table:style-name="ce185" office:value-type="string">
            <text:p>WIRANUS .T / ABAD .F</text:p>
          </table:table-cell>
          <table:table-cell table:style-name="ce188"/>
          <table:table-cell table:style-name="ce189" office:value-type="string">
            <text:p>QC</text:p>
          </table:table-cell>
          <table:table-cell table:style-name="ce190"/>
          <table:table-cell table:style-name="ce191"/>
          <table:table-cell table:style-name="ce192"/>
          <table:table-cell table:style-name="ce191"/>
          <table:table-cell table:style-name="ce87" table:number-columns-repeated="8"/>
          <table:table-cell table:style-name="ce158"/>
          <table:table-cell table:number-columns-repeated="1008"/>
        </table:table-row>
        <table:table-row table:style-name="ro9">
          <table:table-cell table:style-name="ce185" office:value-type="string">
            <text:p>HARIYANTO / TRISNOMO</text:p>
          </table:table-cell>
          <table:table-cell table:style-name="ce188"/>
          <table:table-cell table:style-name="ce189" office:value-type="string">
            <text:p>MKN</text:p>
          </table:table-cell>
          <table:table-cell table:style-name="ce190"/>
          <table:table-cell table:style-name="ce191"/>
          <table:table-cell table:style-name="ce87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85" office:value-type="string">
            <text:p>DADANG / ADE .R</text:p>
          </table:table-cell>
          <table:table-cell table:style-name="ce188"/>
          <table:table-cell table:style-name="ce189" office:value-type="string">
            <text:p>ELK</text:p>
          </table:table-cell>
          <table:table-cell table:style-name="ce190"/>
          <table:table-cell table:style-name="ce191"/>
          <table:table-cell table:style-name="ce87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85" office:value-type="string">
            <text:p>WAYAT .H</text:p>
          </table:table-cell>
          <table:table-cell table:style-name="ce188"/>
          <table:table-cell table:style-name="ce189" office:value-type="string">
            <text:p>WHS</text:p>
          </table:table-cell>
          <table:table-cell table:style-name="ce190"/>
          <table:table-cell table:style-name="ce191"/>
          <table:table-cell table:style-name="ce87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86" table:number-columns-repeated="4"/>
          <table:table-cell table:style-name="ce191"/>
          <table:table-cell table:style-name="ce113" table:number-columns-repeated="2"/>
          <table:table-cell table:style-name="ce113" office:value-type="string">
            <text:p>PAGE : 1 / 1</text:p>
          </table:table-cell>
          <table:table-cell table:style-name="ce87" table:number-columns-repeated="7"/>
          <table:table-cell table:style-name="ce158"/>
          <table:table-cell table:number-columns-repeated="1008"/>
        </table:table-row>
        <table:table-row table:style-name="ro9" table:number-rows-repeated="2">
          <table:table-cell table:style-name="ce87" table:number-columns-repeated="4"/>
          <table:table-cell table:style-name="ce191"/>
          <table:table-cell table:style-name="ce87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87" table:number-columns-repeated="4"/>
          <table:table-cell table:style-name="ce191"/>
          <table:table-cell table:style-name="ce87" table:number-columns-repeated="10"/>
          <table:table-cell table:number-columns-repeated="1009"/>
        </table:table-row>
        <table:table-row table:style-name="ro9">
          <table:table-cell table:style-name="ce87" table:number-columns-repeated="15"/>
          <table:table-cell table:number-columns-repeated="1009"/>
        </table:table-row>
        <table:table-row table:style-name="ro9">
          <table:table-cell table:style-name="ce84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 table:number-columns-repeated="2"/>
          <table:table-cell table:number-columns-repeated="1009"/>
        </table:table-row>
        <table:table-row table:style-name="ro9">
          <table:table-cell table:style-name="ce87" table:number-columns-repeated="15"/>
          <table:table-cell table:number-columns-repeated="1009"/>
        </table:table-row>
        <table:table-row table:style-name="ro9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3">
          <table:table-cell table:style-name="ce87" table:number-columns-repeated="15"/>
          <table:table-cell table:number-columns-repeated="1009"/>
        </table:table-row>
        <table:table-row table:style-name="ro9" table:number-rows-repeated="5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654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CL Estimasi_2_3_3_2_3" table:style-name="ta1" table:print="false">
        <office:forms form:automatic-focus="false" form:apply-design-mode="false"/>
        <table:table-column table:style-name="co2" table:default-cell-style-name="ce89"/>
        <table:table-column table:style-name="co13" table:default-cell-style-name="ce101"/>
        <table:table-column table:style-name="co14" table:default-cell-style-name="ce101"/>
        <table:table-column table:style-name="co15" table:default-cell-style-name="ce97"/>
        <table:table-column table:style-name="co7" table:default-cell-style-name="ce101"/>
        <table:table-column table:style-name="co16" table:default-cell-style-name="ce101"/>
        <table:table-column table:style-name="co17" table:default-cell-style-name="ce101"/>
        <table:table-column table:style-name="co18" table:default-cell-style-name="ce118"/>
        <table:table-column table:style-name="co19" table:default-cell-style-name="ce97"/>
        <table:table-column table:style-name="co20" table:default-cell-style-name="ce101"/>
        <table:table-column table:style-name="co21" table:number-columns-repeated="2" table:default-cell-style-name="ce101"/>
        <table:table-column table:style-name="co21" table:default-cell-style-name="ce135"/>
        <table:table-column table:style-name="co22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number-columns-repeated="241" table:default-cell-style-name="ce135"/>
        <table:table-column table:style-name="co12" table:number-columns-repeated="766" table:default-cell-style-name="ce164"/>
        <table:table-column table:style-name="co12" table:default-cell-style-name="Default"/>
        <table:table-row table:style-name="ro1">
          <table:table-cell table:style-name="ce84">
            <draw:frame table:end-cell-address="'CCL Estimasi_2_3_3_2_3'.A3" table:end-x="0.5642in" table:end-y="0.1512in" draw:z-index="1" draw:name="Graphics 5" draw:style-name="gr1" draw:text-style-name="P1" svg:width="0.5303in" svg:height="0.5008in" svg:x="0.0339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3" office:value-type="string">
            <text:p><text:s/>PT. SARANA CENTRAL BAJATAMA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oc No</text:p>
          </table:table-cell>
          <table:table-cell table:style-name="ce145" office:value-type="string">
            <text:p>: <text:s/>F – PPC – 01</text:p>
          </table:table-cell>
          <table:table-cell table:style-name="ce155"/>
          <table:table-cell table:style-name="ce160"/>
          <table:table-cell table:number-columns-repeated="1007"/>
        </table:table-row>
        <table:table-row table:style-name="ro1">
          <table:table-cell table:style-name="ce84"/>
          <table:table-cell table:style-name="ce93" office:value-type="string">
            <text:p><text:s/>PPC DEPT.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Rev No</text:p>
          </table:table-cell>
          <table:table-cell table:style-name="ce145" office:value-type="string">
            <text:p>: 03</text:p>
          </table:table-cell>
          <table:table-cell table:style-name="ce155"/>
          <table:table-cell table:style-name="ce160"/>
          <table:table-cell table:number-columns-repeated="1007"/>
        </table:table-row>
        <table:table-row table:style-name="ro1">
          <table:table-cell table:style-name="ce84"/>
          <table:table-cell table:style-name="ce93"/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ate of Efectif</text:p>
          </table:table-cell>
          <table:table-cell table:style-name="ce146" office:value-type="string" table:number-columns-spanned="3" table:number-rows-spanned="1">
            <text:p>: 10 April 2014</text:p>
          </table:table-cell>
          <table:covered-table-cell table:style-name="ce156"/>
          <table:covered-table-cell table:style-name="ce161"/>
          <table:table-cell table:number-columns-repeated="1007"/>
        </table:table-row>
        <table:table-row table:style-name="ro6">
          <table:table-cell table:style-name="ce84" office:value-type="string" table:number-columns-spanned="14" table:number-rows-spanned="1">
            <text:p>ESTIMASI SCHEDULE CCL</text:p>
          </table:table-cell>
          <table:covered-table-cell table:number-columns-repeated="13" table:style-name="ce84"/>
          <table:table-cell table:style-name="ce84"/>
          <table:table-cell table:style-name="ce105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EPT. PPC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ATE. 15 MEI <text:s/>2017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4">
          <table:table-cell table:style-name="ce164"/>
          <table:table-cell table:style-name="ce94"/>
          <table:table-cell table:style-name="ce105"/>
          <table:table-cell table:style-name="ce95"/>
          <table:table-cell table:style-name="ce105" table:number-columns-repeated="3"/>
          <table:table-cell table:style-name="ce115"/>
          <table:table-cell table:style-name="ce95"/>
          <table:table-cell table:style-name="ce105"/>
          <table:table-cell table:number-columns-repeated="4"/>
          <table:table-cell table:style-name="ce134" table:number-columns-repeated="2"/>
          <table:table-cell table:number-columns-repeated="1008"/>
        </table:table-row>
        <table:table-row table:style-name="ro4">
          <table:table-cell table:style-name="ce85" office:value-type="string" table:number-columns-spanned="1" table:number-rows-spanned="2">
            <text:p>NO.</text:p>
          </table:table-cell>
          <table:table-cell table:style-name="ce85" office:value-type="string" table:number-columns-spanned="1" table:number-rows-spanned="2">
            <text:p>SIZE</text:p>
          </table:table-cell>
          <table:table-cell table:style-name="ce85" office:value-type="string" table:number-columns-spanned="2" table:number-rows-spanned="2">
            <text:p>SPEC</text:p>
          </table:table-cell>
          <table:covered-table-cell table:style-name="ce85"/>
          <table:table-cell table:style-name="ce85" office:value-type="string" table:number-columns-spanned="1" table:number-rows-spanned="2">
            <text:p>COLOR</text:p>
          </table:table-cell>
          <table:table-cell table:style-name="ce85" office:value-type="string" table:number-columns-spanned="2" table:number-rows-spanned="2">
            <text:p>QTY</text:p>
          </table:table-cell>
          <table:covered-table-cell table:style-name="ce85"/>
          <table:table-cell table:style-name="ce116" office:value-type="string" table:number-columns-spanned="1" table:number-rows-spanned="2">
            <text:p>CUSTOMER</text:p>
          </table:table-cell>
          <table:table-cell table:style-name="ce122" office:value-type="string">
            <text:p>TANGGAL</text:p>
          </table:table-cell>
          <table:table-cell table:style-name="ce85" office:value-type="string" table:number-columns-spanned="1" table:number-rows-spanned="2">
            <text:p>MILL</text:p>
          </table:table-cell>
          <table:table-cell table:style-name="ce175"/>
          <table:table-cell table:style-name="ce130" office:value-type="string">
            <text:p>COATING</text:p>
          </table:table-cell>
          <table:table-cell table:style-name="ce136"/>
          <table:table-cell table:style-name="ce139" office:value-type="string">
            <text:p>RENCANA</text:p>
          </table:table-cell>
          <table:table-cell table:style-name="ce85" office:value-type="string" table:number-columns-spanned="1" table:number-rows-spanned="2">
            <text:p>CATAT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4">
          <table:covered-table-cell table:number-columns-repeated="7" table:style-name="ce85"/>
          <table:covered-table-cell table:style-name="ce116"/>
          <table:table-cell table:style-name="ce123" office:value-type="string">
            <text:p>ORDER</text:p>
          </table:table-cell>
          <table:covered-table-cell table:style-name="ce85"/>
          <table:table-cell table:style-name="ce129" office:value-type="string">
            <text:p>TC</text:p>
          </table:table-cell>
          <table:table-cell table:style-name="ce129" office:value-type="string">
            <text:p>PC</text:p>
          </table:table-cell>
          <table:table-cell table:style-name="ce129" office:value-type="string">
            <text:p>BC</text:p>
          </table:table-cell>
          <table:table-cell table:style-name="ce140" office:value-type="string">
            <text:p>PRODUKSI</text:p>
          </table:table-cell>
          <table:covered-table-cell table:style-name="ce85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6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25">
            <text:p>2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HARAPAN JAYA</text:p>
          </table:table-cell>
          <table:table-cell table:style-name="ce124" office:value-type="date" office:date-value="2017-04-01">
            <text:p>04/01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16 MEI</text:p>
          </table:table-cell>
          <table:table-cell table:style-name="ce149"/>
          <table:table-cell table:style-name="ce157"/>
          <table:table-cell table:style-name="ce141" table:number-columns-repeated="1007"/>
          <table:table-cell table:style-name="ce164"/>
        </table:table-row>
        <table:table-row table:style-name="ro5">
          <table:table-cell table:style-name="ce165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6">
          <table:table-cell table:style-name="ce86" office:value-type="string">
            <text:p>7</text:p>
          </table:table-cell>
          <table:table-cell table:style-name="ce96" office:value-type="string">
            <text:p>0.3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BACAN</text:p>
          </table:table-cell>
          <table:table-cell table:style-name="ce96" office:value-type="float" office:value="10">
            <text:p>1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16 MEI</text:p>
          </table:table-cell>
          <table:table-cell table:style-name="ce149"/>
          <table:table-cell table:style-name="ce157"/>
          <table:table-cell table:style-name="ce141" table:number-columns-repeated="1007"/>
          <table:table-cell table:style-name="ce164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8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40">
            <text:p>4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date" office:date-value="2017-02-03">
            <text:p>02/03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17 MEI</text:p>
          </table:table-cell>
          <table:table-cell table:style-name="ce149"/>
          <table:table-cell table:style-name="ce157"/>
          <table:table-cell table:style-name="ce141" table:number-columns-repeated="1007"/>
          <table:table-cell table:style-name="ce164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9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MARJAN</text:p>
          </table:table-cell>
          <table:table-cell table:style-name="ce96" office:value-type="float" office:value="40">
            <text:p>4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date" office:date-value="2017-02-03">
            <text:p>02/03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18 MEI</text:p>
          </table:table-cell>
          <table:table-cell table:style-name="ce149"/>
          <table:table-cell table:style-name="ce157"/>
          <table:table-cell table:style-name="ce141" table:number-columns-repeated="1007"/>
          <table:table-cell table:style-name="ce164"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10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7">
            <text:p>17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date" office:date-value="2017-02-03">
            <text:p>02/03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 BAKU</text:p>
          </table:table-cell>
          <table:table-cell table:style-name="ce157"/>
          <table:table-cell table:style-name="ce141" table:number-columns-repeated="1007"/>
          <table:table-cell table:style-name="ce164"/>
        </table:table-row>
        <table:table-row table:style-name="ro5">
          <table:table-cell table:style-name="ce165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/>
          <table:table-cell table:style-name="ce178"/>
          <table:table-cell table:style-name="ce157"/>
          <table:table-cell table:style-name="ce141" table:number-columns-repeated="1007"/>
          <table:table-cell/>
        </table:table-row>
        <table:table-row table:style-name="ro7">
          <table:table-cell table:style-name="ce86" office:value-type="string">
            <text:p>11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BIRU SAFIR</text:p>
          </table:table-cell>
          <table:table-cell table:style-name="ce96" office:value-type="float" office:value="18">
            <text:p>18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19 MEI</text:p>
          </table:table-cell>
          <table:table-cell table:style-name="ce149"/>
          <table:table-cell table:style-name="ce157"/>
          <table:table-cell table:style-name="ce141" table:number-columns-repeated="1007"/>
          <table:table-cell table:style-name="ce164"/>
        </table:table-row>
        <table:table-row table:style-name="ro5">
          <table:table-cell table:style-name="ce167"/>
          <table:table-cell table:style-name="ce164" table:number-columns-repeated="12"/>
          <table:table-cell table:style-name="ce176"/>
          <table:table-cell table:style-name="ce180"/>
          <table:table-cell table:style-name="ce158"/>
          <table:table-cell table:number-columns-repeated="1008"/>
        </table:table-row>
        <table:table-row table:style-name="ro7">
          <table:table-cell table:style-name="ce205" office:value-type="string">
            <text:p>12</text:p>
          </table:table-cell>
          <table:table-cell table:style-name="ce207" office:value-type="string">
            <text:p>0.30 x 914</text:p>
          </table:table-cell>
          <table:table-cell table:style-name="ce207" office:value-type="string">
            <text:p>G-550</text:p>
          </table:table-cell>
          <table:table-cell table:style-name="ce207" office:value-type="string">
            <text:p>PPGI</text:p>
          </table:table-cell>
          <table:table-cell table:style-name="ce207" office:value-type="string">
            <text:p>BIRU SAFIR</text:p>
          </table:table-cell>
          <table:table-cell table:style-name="ce207" office:value-type="float" office:value="50">
            <text:p>50</text:p>
          </table:table-cell>
          <table:table-cell table:style-name="ce207" office:value-type="string">
            <text:p>TON</text:p>
          </table:table-cell>
          <table:table-cell table:style-name="ce209" office:value-type="string">
            <text:p>KISMONO</text:p>
          </table:table-cell>
          <table:table-cell table:style-name="ce211" office:value-type="date" office:date-value="2017-02-03">
            <text:p>02/03/17</text:p>
          </table:table-cell>
          <table:table-cell table:style-name="ce207" office:value-type="string">
            <text:p>SCB</text:p>
          </table:table-cell>
          <table:table-cell table:style-name="ce207" office:value-type="string">
            <text:p>STD</text:p>
          </table:table-cell>
          <table:table-cell table:number-columns-repeated="2" table:style-name="ce213" office:value-type="string">
            <text:p>STD</text:p>
          </table:table-cell>
          <table:table-cell table:style-name="ce207" office:value-type="string">
            <text:p>22 MEI</text:p>
          </table:table-cell>
          <table:table-cell table:style-name="ce215"/>
          <table:table-cell table:style-name="ce158"/>
          <table:table-cell table:number-columns-repeated="241"/>
          <table:table-cell table:style-name="ce87" table:number-columns-repeated="766"/>
          <table:table-cell table:style-name="ce164"/>
        </table:table-row>
        <table:table-row table:style-name="ro5">
          <table:table-cell table:style-name="ce166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13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16">
            <text:p>16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INDOUTAMA</text:p>
          </table:table-cell>
          <table:table-cell table:style-name="ce124" office:value-type="date" office:date-value="2017-02-03">
            <text:p>02/03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 BAKU</text:p>
          </table:table-cell>
          <table:table-cell table:style-name="ce158"/>
          <table:table-cell table:number-columns-repeated="241"/>
          <table:table-cell table:style-name="ce87" table:number-columns-repeated="766"/>
          <table:table-cell table:style-name="ce164"/>
        </table:table-row>
        <table:table-row table:style-name="ro5">
          <table:table-cell table:style-name="ce16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14</text:p>
          </table:table-cell>
          <table:table-cell table:style-name="ce96" office:value-type="string">
            <text:p>0.30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60">
            <text:p>6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23 MEI</text:p>
          </table:table-cell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 table:style-name="ce164"/>
        </table:table-row>
        <table:table-row table:style-name="ro5">
          <table:table-cell table:style-name="ce16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3">
          <table:table-cell table:style-name="ce86" office:value-type="string">
            <text:p>15</text:p>
          </table:table-cell>
          <table:table-cell table:style-name="ce96" office:value-type="string">
            <text:p>0.25 x 914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40">
            <text:p>4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GRAHA BINTANG</text:p>
          </table:table-cell>
          <table:table-cell table:style-name="ce124" office:value-type="string">
            <text:p>23/11/16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26 MEI</text:p>
          </table:table-cell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 table:style-name="ce164"/>
        </table:table-row>
        <table:table-row table:style-name="ro5">
          <table:table-cell table:style-name="ce16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7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206" office:value-type="string">
            <text:p>16</text:p>
          </table:table-cell>
          <table:table-cell table:style-name="ce208" office:value-type="string">
            <text:p>0.25 x 1219</text:p>
          </table:table-cell>
          <table:table-cell table:style-name="ce208" office:value-type="string">
            <text:p>G-550</text:p>
          </table:table-cell>
          <table:table-cell table:style-name="ce208" office:value-type="string">
            <text:p>PPGL</text:p>
          </table:table-cell>
          <table:table-cell table:style-name="ce208" office:value-type="string">
            <text:p>MERAH RUBI</text:p>
          </table:table-cell>
          <table:table-cell table:style-name="ce208" office:value-type="float" office:value="20">
            <text:p>20</text:p>
          </table:table-cell>
          <table:table-cell table:style-name="ce208" office:value-type="string">
            <text:p>TON</text:p>
          </table:table-cell>
          <table:table-cell table:style-name="ce210" office:value-type="string">
            <text:p>SINAR MEGA</text:p>
          </table:table-cell>
          <table:table-cell table:style-name="ce212" office:value-type="date" office:date-value="2017-05-01">
            <text:p>05/01/17</text:p>
          </table:table-cell>
          <table:table-cell table:style-name="ce208" office:value-type="string">
            <text:p>SCB</text:p>
          </table:table-cell>
          <table:table-cell table:style-name="ce208" office:value-type="string">
            <text:p>STD</text:p>
          </table:table-cell>
          <table:table-cell table:number-columns-repeated="2" table:style-name="ce214" office:value-type="string">
            <text:p>STD</text:p>
          </table:table-cell>
          <table:table-cell table:style-name="ce208"/>
          <table:table-cell table:style-name="ce216" office:value-type="string">
            <text:p>TUNGGU BAHAN BAKU</text:p>
          </table:table-cell>
          <table:table-cell table:style-name="ce217"/>
          <table:table-cell table:style-name="ce218" table:number-columns-repeated="241"/>
          <table:table-cell table:style-name="ce219" table:number-columns-repeated="766"/>
          <table:table-cell table:style-name="ce220"/>
        </table:table-row>
        <table:table-row table:style-name="ro5">
          <table:table-cell table:style-name="ce86"/>
          <table:table-cell table:style-name="ce96" table:number-columns-repeated="6"/>
          <table:table-cell table:style-name="ce117"/>
          <table:table-cell table:style-name="ce124"/>
          <table:table-cell table:style-name="ce96" table:number-columns-repeated="2"/>
          <table:table-cell table:style-name="ce131" table:number-columns-repeated="2"/>
          <table:table-cell table:style-name="ce96"/>
          <table:table-cell table:style-name="ce149"/>
          <table:table-cell table:style-name="ce158"/>
          <table:table-cell table:number-columns-repeated="1008"/>
        </table:table-row>
        <table:table-row table:style-name="ro7">
          <table:table-cell table:style-name="ce86" office:value-type="string">
            <text:p>17</text:p>
          </table:table-cell>
          <table:table-cell table:style-name="ce96" office:value-type="string">
            <text:p>0.40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KOLIBRI</text:p>
          </table:table-cell>
          <table:table-cell table:style-name="ce96" office:value-type="float" office:value="3">
            <text:p>3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MARS</text:p>
          </table:table-cell>
          <table:table-cell table:style-name="ce124" office:value-type="date" office:date-value="2017-11-04">
            <text:p>11/04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number-columns-repeated="2" table:style-name="ce131" office:value-type="string">
            <text:p>STD</text:p>
          </table:table-cell>
          <table:table-cell table:style-name="ce96" office:value-type="string">
            <text:p>29 MEI</text:p>
          </table:table-cell>
          <table:table-cell table:style-name="ce149"/>
          <table:table-cell table:style-name="ce158"/>
          <table:table-cell table:number-columns-repeated="1007"/>
          <table:table-cell table:style-name="ce164"/>
        </table:table-row>
        <table:table-row table:style-name="ro5">
          <table:table-cell table:style-name="ce168"/>
          <table:table-cell/>
          <table:table-cell table:style-name="ce100"/>
          <table:table-cell table:number-columns-repeated="11"/>
          <table:table-cell table:style-name="ce181"/>
          <table:table-cell table:style-name="ce158"/>
          <table:table-cell table:number-columns-repeated="1007"/>
          <table:table-cell table:style-name="ce164"/>
        </table:table-row>
        <table:table-row table:style-name="ro7">
          <table:table-cell table:style-name="ce86" office:value-type="string">
            <text:p>18</text:p>
          </table:table-cell>
          <table:table-cell table:style-name="ce96" office:value-type="string">
            <text:p>0.40 x 1219</text:p>
          </table:table-cell>
          <table:table-cell table:style-name="ce96" office:value-type="string">
            <text:p>G-55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HIJAU KOLIBRI</text:p>
          </table:table-cell>
          <table:table-cell table:style-name="ce96" office:value-type="float" office:value="15">
            <text:p>1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MARS</text:p>
          </table:table-cell>
          <table:table-cell table:style-name="ce124" office:value-type="date" office:date-value="2017-11-04">
            <text:p>11/04/17</text:p>
          </table:table-cell>
          <table:table-cell table:style-name="ce96" office:value-type="string">
            <text:p>SCB</text:p>
          </table:table-cell>
          <table:table-cell table:style-name="ce96" office:value-type="string">
            <text:p>STD</text:p>
          </table:table-cell>
          <table:table-cell table:style-name="ce131" office:value-type="string">
            <text:p>STD</text:p>
          </table:table-cell>
          <table:table-cell table:style-name="ce131" office:value-type="string">
            <text:p>NO</text:p>
          </table:table-cell>
          <table:table-cell table:style-name="ce96" office:value-type="string">
            <text:p>29 MEI</text:p>
          </table:table-cell>
          <table:table-cell table:style-name="ce149"/>
          <table:table-cell table:style-name="ce158"/>
          <table:table-cell table:number-columns-repeated="1007"/>
          <table:table-cell table:style-name="ce164"/>
        </table:table-row>
        <table:table-row table:style-name="ro5"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3">
          <table:table-cell table:style-name="ce84"/>
          <table:table-cell table:style-name="ce99" table:number-columns-repeated="3"/>
          <table:table-cell table:style-name="ce96" office:value-type="string">
            <text:p>TOTAL ORDER</text:p>
          </table:table-cell>
          <table:table-cell table:style-name="ce96" table:formula="of:=SUM([.F19:.F35])" office:value-type="float" office:value="239">
            <text:p>239</text:p>
          </table:table-cell>
          <table:table-cell table:style-name="ce96" office:value-type="string">
            <text:p>TON</text:p>
          </table:table-cell>
          <table:table-cell table:style-name="ce120"/>
          <table:table-cell table:style-name="ce127"/>
          <table:table-cell table:style-name="ce99"/>
          <table:table-cell table:style-name="ce99">
            <draw:custom-shape table:end-cell-address="'CCL Estimasi_2_3_3_2_3'.O42" table:end-x="1.4169in" table:end-y="0.1673in" draw:z-index="0" draw:style-name="gr2" draw:text-style-name="P2" svg:width="4.1803in" svg:height="1.1193in" svg:x="0.5555in" svg:y="0.2287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8">
          <table:table-cell table:style-name="ce83"/>
          <table:table-cell table:style-name="ce100" table:number-columns-repeated="2"/>
          <table:table-cell table:style-name="ce101"/>
          <table:table-cell table:style-name="ce97"/>
          <table:table-cell table:number-columns-repeated="2"/>
          <table:table-cell table:style-name="ce121"/>
          <table:table-cell table:style-name="ce101"/>
          <table:table-cell table:style-name="ce97"/>
          <table:table-cell table:style-name="ce97">
            <draw:line table:end-cell-address="'CCL Estimasi_2_3_3_2_3'.O38" table:end-x="1.415in" table:end-y="0.2157in" draw:z-index="2" draw:style-name="gr3" draw:text-style-name="P3" svg:x1="0.5563in" svg:y1="0.2157in" svg:x2="4.7339in" svg:y2="0.2157in">
              <text:p/>
            </draw:line>
          </table:table-cell>
          <table:table-cell table:style-name="ce133" office:value-type="string">
            <text:p><text:s text:c="3"/>Prepared by</text:p>
          </table:table-cell>
          <table:table-cell table:style-name="ce137"/>
          <table:table-cell office:value-type="string">
            <text:p><text:s text:c="5"/>Checked by</text:p>
          </table:table-cell>
          <table:table-cell table:style-name="ce153" office:value-type="string">
            <text:p><text:s text:c="8"/>Approved by</text:p>
          </table:table-cell>
          <table:table-cell table:style-name="ce134"/>
          <table:table-cell table:number-columns-repeated="1008"/>
        </table:table-row>
        <table:table-row table:style-name="ro9">
          <table:table-cell table:number-columns-repeated="2"/>
          <table:table-cell table:style-name="ce97"/>
          <table:table-cell table:number-columns-repeated="6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90" office:value-type="string">
            <text:p>DISTRIBUSI SCHEDULE</text:p>
          </table:table-cell>
          <table:table-cell table:style-name="ce102" table:number-columns-repeated="2"/>
          <table:table-cell table:style-name="ce108"/>
          <table:table-cell/>
          <table:table-cell table:style-name="ce111" table:number-columns-repeated="2"/>
          <table:table-cell table:number-columns-repeated="2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169" office:value-type="string">
            <text:p>ANG .KD</text:p>
          </table:table-cell>
          <table:table-cell table:style-name="ce170"/>
          <table:table-cell table:style-name="ce171" office:value-type="string">
            <text:p>OM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6"/>
          <table:table-cell table:style-name="ce176"/>
          <table:table-cell table:style-name="ce164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IMAM / BUDIHARTO</text:p>
          </table:table-cell>
          <table:table-cell table:style-name="ce170"/>
          <table:table-cell table:style-name="ce171" office:value-type="string">
            <text:p>PROD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4"/>
          <table:table-cell table:style-name="ce164" office:value-type="string">
            <text:p><text:s text:c="7"/>Susana</text:p>
          </table:table-cell>
          <table:table-cell table:style-name="ce164"/>
          <table:table-cell table:style-name="ce177" office:value-type="string">
            <text:p>Ida Bagus</text:p>
          </table:table-cell>
          <table:table-cell table:style-name="ce182" office:value-type="string">
            <text:p>Ang .KD</text:p>
          </table:table-cell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WIRANUS .T / ABAD .F</text:p>
          </table:table-cell>
          <table:table-cell table:style-name="ce170"/>
          <table:table-cell table:style-name="ce171" office:value-type="string">
            <text:p>QC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8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HARIYANTO / TRISNOMO</text:p>
          </table:table-cell>
          <table:table-cell table:style-name="ce170"/>
          <table:table-cell table:style-name="ce171" office:value-type="string">
            <text:p>MKN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DADANG / ADE .R</text:p>
          </table:table-cell>
          <table:table-cell table:style-name="ce170"/>
          <table:table-cell table:style-name="ce171" office:value-type="string">
            <text:p>ELK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WAYAT .H</text:p>
          </table:table-cell>
          <table:table-cell table:style-name="ce170"/>
          <table:table-cell table:style-name="ce171" office:value-type="string">
            <text:p>WHS</text:p>
          </table:table-cell>
          <table:table-cell table:style-name="ce172"/>
          <table:table-cell table:style-name="ce173"/>
          <table:table-cell table:style-name="ce164" table:number-columns-repeated="3"/>
          <table:table-cell table:style-name="Default" table:number-columns-repeated="7"/>
          <table:table-cell table:style-name="ce158"/>
          <table:table-cell table:number-columns-repeated="1008"/>
        </table:table-row>
        <table:table-row table:style-name="ro9">
          <table:table-cell table:style-name="ce13" table:number-columns-repeated="4"/>
          <table:table-cell table:style-name="ce173"/>
          <table:table-cell table:style-name="ce113" table:number-columns-repeated="2"/>
          <table:table-cell table:style-name="ce113" office:value-type="string">
            <text:p>PAGE : 2 / 2</text:p>
          </table:table-cell>
          <table:table-cell table:style-name="Default" table:number-columns-repeated="7"/>
          <table:table-cell table:style-name="ce158"/>
          <table:table-cell table:number-columns-repeated="1008"/>
        </table:table-row>
        <table:table-row table:style-name="ro9">
          <table:table-cell table:style-name="Default" table:number-columns-repeated="15"/>
          <table:table-cell table:style-name="ce158"/>
          <table:table-cell table:number-columns-repeated="1008"/>
        </table:table-row>
        <table:table-row table:style-name="ro9">
          <table:table-cell table:style-name="ce164" table:number-columns-repeated="4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4" table:number-columns-repeated="4"/>
          <table:table-cell table:style-name="ce173"/>
          <table:table-cell table:style-name="ce164" table:number-columns-repeated="10"/>
          <table:table-cell table:number-columns-repeated="1009"/>
        </table:table-row>
        <table:table-row table:style-name="ro9">
          <table:table-cell table:style-name="Default" table:number-columns-repeated="15"/>
          <table:table-cell table:number-columns-repeated="1009"/>
        </table:table-row>
        <table:table-row table:style-name="ro9">
          <table:table-cell table:style-name="ce84"/>
          <table:table-cell table:style-name="ce95" table:number-columns-repeated="6"/>
          <table:table-cell table:style-name="ce115"/>
          <table:table-cell table:style-name="ce95" table:number-columns-repeated="4"/>
          <table:table-cell table:style-name="ce97"/>
          <table:table-cell table:style-name="ce141" table:number-columns-repeated="2"/>
          <table:table-cell table:number-columns-repeated="1009"/>
        </table:table-row>
        <table:table-row table:style-name="ro9">
          <table:table-cell table:style-name="Default" table:number-columns-repeated="15"/>
          <table:table-cell table:number-columns-repeated="1009"/>
        </table:table-row>
        <table:table-row table:style-name="ro9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3">
          <table:table-cell table:style-name="Default" table:number-columns-repeated="15"/>
          <table:table-cell table:number-columns-repeated="1009"/>
        </table:table-row>
        <table:table-row table:style-name="ro9" table:number-rows-repeated="5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65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CL Estimasi_2_3_3_2_2" table:style-name="ta1" table:print="false">
        <office:forms form:automatic-focus="false" form:apply-design-mode="false"/>
        <table:table-column table:style-name="co2" table:default-cell-style-name="ce89"/>
        <table:table-column table:style-name="co13" table:default-cell-style-name="ce101"/>
        <table:table-column table:style-name="co14" table:default-cell-style-name="ce101"/>
        <table:table-column table:style-name="co15" table:default-cell-style-name="ce97"/>
        <table:table-column table:style-name="co7" table:default-cell-style-name="ce101"/>
        <table:table-column table:style-name="co16" table:default-cell-style-name="ce101"/>
        <table:table-column table:style-name="co17" table:default-cell-style-name="ce101"/>
        <table:table-column table:style-name="co18" table:default-cell-style-name="ce118"/>
        <table:table-column table:style-name="co19" table:default-cell-style-name="ce97"/>
        <table:table-column table:style-name="co20" table:default-cell-style-name="ce101"/>
        <table:table-column table:style-name="co21" table:number-columns-repeated="2" table:default-cell-style-name="ce101"/>
        <table:table-column table:style-name="co21" table:default-cell-style-name="ce135"/>
        <table:table-column table:style-name="co22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number-columns-repeated="241" table:default-cell-style-name="ce135"/>
        <table:table-column table:style-name="co12" table:number-columns-repeated="767" table:default-cell-style-name="ce164"/>
        <table:table-row table:style-name="ro1">
          <table:table-cell table:style-name="ce84">
            <draw:frame table:end-cell-address="'CCL Estimasi_2_3_3_2_2'.A3" table:end-x="0.5642in" table:end-y="0.1512in" draw:z-index="1" draw:name="Graphics 5" draw:style-name="gr1" draw:text-style-name="P1" svg:width="0.5303in" svg:height="0.5008in" svg:x="0.0339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3" office:value-type="string">
            <text:p><text:s/>PT. SARANA CENTRAL BAJATAMA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oc No</text:p>
          </table:table-cell>
          <table:table-cell table:style-name="ce145" office:value-type="string">
            <text:p>: <text:s/>F – PPC – 01</text:p>
          </table:table-cell>
          <table:table-cell table:style-name="ce155"/>
          <table:table-cell table:style-name="ce160"/>
          <table:table-cell table:number-columns-repeated="1007"/>
        </table:table-row>
        <table:table-row table:style-name="ro1">
          <table:table-cell table:style-name="ce84"/>
          <table:table-cell table:style-name="ce93" office:value-type="string">
            <text:p><text:s/>PPC DEPT.</text:p>
          </table:table-cell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Rev No</text:p>
          </table:table-cell>
          <table:table-cell table:style-name="ce145" office:value-type="string">
            <text:p>: 03</text:p>
          </table:table-cell>
          <table:table-cell table:style-name="ce155"/>
          <table:table-cell table:style-name="ce160"/>
          <table:table-cell table:number-columns-repeated="1007"/>
        </table:table-row>
        <table:table-row table:style-name="ro1">
          <table:table-cell table:style-name="ce84"/>
          <table:table-cell table:style-name="ce93"/>
          <table:table-cell table:style-name="ce104"/>
          <table:table-cell table:style-name="ce107"/>
          <table:table-cell table:style-name="ce105"/>
          <table:table-cell table:style-name="ce104" table:number-columns-repeated="2"/>
          <table:table-cell table:style-name="ce114"/>
          <table:table-cell table:style-name="ce107"/>
          <table:table-cell table:style-name="ce105" table:number-columns-repeated="3"/>
          <table:table-cell table:style-name="ce134"/>
          <table:table-cell table:style-name="ce138" office:value-type="string">
            <text:p>Date of Efectif</text:p>
          </table:table-cell>
          <table:table-cell table:style-name="ce146" office:value-type="string" table:number-columns-spanned="3" table:number-rows-spanned="1">
            <text:p>: 10 April 2014</text:p>
          </table:table-cell>
          <table:covered-table-cell table:style-name="ce156"/>
          <table:covered-table-cell table:style-name="ce161"/>
          <table:table-cell table:number-columns-repeated="1007"/>
        </table:table-row>
        <table:table-row table:style-name="ro6">
          <table:table-cell table:style-name="ce84" office:value-type="string" table:number-columns-spanned="14" table:number-rows-spanned="1">
            <text:p>ESTIMASI SCHEDULE CCL</text:p>
          </table:table-cell>
          <table:covered-table-cell table:number-columns-repeated="13" table:style-name="ce84"/>
          <table:table-cell table:style-name="ce84"/>
          <table:table-cell table:style-name="ce105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EPT. PPC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6">
          <table:table-cell table:style-name="ce84" office:value-type="string" table:number-columns-spanned="14" table:number-rows-spanned="1">
            <text:p>DATE. 29 MEI <text:s/>2017</text:p>
          </table:table-cell>
          <table:covered-table-cell table:number-columns-repeated="13" table:style-name="ce84"/>
          <table:table-cell table:style-name="ce84"/>
          <table:table-cell table:style-name="ce134"/>
          <table:table-cell table:number-columns-repeated="1008"/>
        </table:table-row>
        <table:table-row table:style-name="ro4">
          <table:table-cell table:style-name="ce164"/>
          <table:table-cell table:style-name="ce94"/>
          <table:table-cell table:style-name="ce105"/>
          <table:table-cell table:style-name="ce95"/>
          <table:table-cell table:style-name="ce105" table:number-columns-repeated="3"/>
          <table:table-cell table:style-name="ce115"/>
          <table:table-cell table:style-name="ce95"/>
          <table:table-cell table:style-name="ce105"/>
          <table:table-cell table:number-columns-repeated="4"/>
          <table:table-cell table:style-name="ce134" table:number-columns-repeated="2"/>
          <table:table-cell table:number-columns-repeated="1008"/>
        </table:table-row>
        <table:table-row table:style-name="ro4">
          <table:table-cell table:style-name="ce85" office:value-type="string" table:number-columns-spanned="1" table:number-rows-spanned="2">
            <text:p>NO.</text:p>
          </table:table-cell>
          <table:table-cell table:style-name="ce85" office:value-type="string" table:number-columns-spanned="1" table:number-rows-spanned="2">
            <text:p>SIZE</text:p>
          </table:table-cell>
          <table:table-cell table:style-name="ce85" office:value-type="string" table:number-columns-spanned="2" table:number-rows-spanned="2">
            <text:p>SPEC</text:p>
          </table:table-cell>
          <table:covered-table-cell table:style-name="ce85"/>
          <table:table-cell table:style-name="ce85" office:value-type="string" table:number-columns-spanned="1" table:number-rows-spanned="2">
            <text:p>COLOR</text:p>
          </table:table-cell>
          <table:table-cell table:style-name="ce85" office:value-type="string" table:number-columns-spanned="2" table:number-rows-spanned="2">
            <text:p>QTY</text:p>
          </table:table-cell>
          <table:covered-table-cell table:style-name="ce85"/>
          <table:table-cell table:style-name="ce116" office:value-type="string" table:number-columns-spanned="1" table:number-rows-spanned="2">
            <text:p>CUSTOMER</text:p>
          </table:table-cell>
          <table:table-cell table:style-name="ce122" office:value-type="string">
            <text:p>TANGGAL</text:p>
          </table:table-cell>
          <table:table-cell table:style-name="ce85" office:value-type="string" table:number-columns-spanned="1" table:number-rows-spanned="2">
            <text:p>MILL</text:p>
          </table:table-cell>
          <table:table-cell table:style-name="ce175"/>
          <table:table-cell table:style-name="ce130" office:value-type="string">
            <text:p>COATING</text:p>
          </table:table-cell>
          <table:table-cell table:style-name="ce136"/>
          <table:table-cell table:style-name="ce139" office:value-type="string">
            <text:p>RENCANA</text:p>
          </table:table-cell>
          <table:table-cell table:style-name="ce85" office:value-type="string" table:number-columns-spanned="1" table:number-rows-spanned="2">
            <text:p>CATATAN</text:p>
          </table:table-cell>
          <table:table-cell table:style-name="ce157"/>
          <table:table-cell table:style-name="ce141" table:number-columns-repeated="1007"/>
          <table:table-cell/>
        </table:table-row>
        <table:table-row table:style-name="ro4">
          <table:covered-table-cell table:number-columns-repeated="7" table:style-name="ce85"/>
          <table:covered-table-cell table:style-name="ce116"/>
          <table:table-cell table:style-name="ce123" office:value-type="string">
            <text:p>ORDER</text:p>
          </table:table-cell>
          <table:covered-table-cell table:style-name="ce85"/>
          <table:table-cell table:style-name="ce129" office:value-type="string">
            <text:p>TC</text:p>
          </table:table-cell>
          <table:table-cell table:style-name="ce129" office:value-type="string">
            <text:p>BC</text:p>
          </table:table-cell>
          <table:table-cell table:style-name="ce129" office:value-type="string">
            <text:p>PC</text:p>
          </table:table-cell>
          <table:table-cell table:style-name="ce140" office:value-type="string">
            <text:p>PRODUKSI</text:p>
          </table:table-cell>
          <table:covered-table-cell table:style-name="ce85"/>
          <table:table-cell table:style-name="ce157"/>
          <table:table-cell table:style-name="ce141" table:number-columns-repeated="1007"/>
          <table:table-cell/>
        </table:table-row>
        <table:table-row table:style-name="ro5">
          <table:table-cell table:style-name="ce164" table:number-columns-repeated="15"/>
          <table:table-cell table:style-name="ce157"/>
          <table:table-cell table:style-name="ce141" table:number-columns-repeated="1007"/>
          <table:table-cell/>
        </table:table-row>
        <table:table-row table:style-name="ro6">
          <table:table-cell table:style-name="ce86" office:value-type="string">
            <text:p>1</text:p>
          </table:table-cell>
          <table:table-cell table:style-name="ce96" office:value-type="string">
            <text:p>0.45 x 914</text:p>
          </table:table-cell>
          <table:table-cell table:style-name="ce96" office:value-type="string">
            <text:p>G-30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ABU KASUARI</text:p>
          </table:table-cell>
          <table:table-cell table:style-name="ce96" office:value-type="float" office:value="35">
            <text:p>35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33 / UTOMODECK</text:p>
          </table:table-cell>
          <table:table-cell table:style-name="ce124" office:value-type="string">
            <text:p>15/05/17</text:p>
          </table:table-cell>
          <table:table-cell table:style-name="ce96" office:value-type="string">
            <text:p>SCB</text:p>
          </table:table-cell>
          <table:table-cell table:style-name="ce96" office:value-type="float" office:value="25">
            <text:p>25</text:p>
          </table:table-cell>
          <table:table-cell table:style-name="ce131" office:value-type="float" office:value="5">
            <text:p>5</text:p>
          </table:table-cell>
          <table:table-cell table:style-name="ce131" office:value-type="string">
            <text:p>STD</text:p>
          </table:table-cell>
          <table:table-cell table:style-name="ce96" office:value-type="string">
            <text:p>30 MEI</text:p>
          </table:table-cell>
          <table:table-cell table:style-name="ce149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164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2</text:p>
          </table:table-cell>
          <table:table-cell table:style-name="ce96" office:value-type="string">
            <text:p>0.20 x 914</text:p>
          </table:table-cell>
          <table:table-cell table:style-name="ce96" office:value-type="string">
            <text:p>G-30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MERAH RUBI</text:p>
          </table:table-cell>
          <table:table-cell table:style-name="ce96" office:value-type="float" office:value="10">
            <text:p>1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21 / UTOMODECK</text:p>
          </table:table-cell>
          <table:table-cell table:style-name="ce124" office:value-type="string">
            <text:p>21/03/17</text:p>
          </table:table-cell>
          <table:table-cell table:style-name="ce96" office:value-type="string">
            <text:p>SCB</text:p>
          </table:table-cell>
          <table:table-cell table:style-name="ce96" office:value-type="float" office:value="25">
            <text:p>25</text:p>
          </table:table-cell>
          <table:table-cell table:style-name="ce131" office:value-type="float" office:value="5">
            <text:p>5</text:p>
          </table:table-cell>
          <table:table-cell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87"/>
          <table:table-cell table:style-name="ce97" table:number-columns-repeated="2"/>
          <table:table-cell/>
          <table:table-cell table:style-name="ce97" table:number-columns-repeated="3"/>
          <table:table-cell/>
          <table:table-cell table:style-name="ce125"/>
          <table:table-cell table:style-name="ce97" table:number-columns-repeated="2"/>
          <table:table-cell table:style-name="ce95" table:number-columns-repeated="2"/>
          <table:table-cell table:style-name="ce97"/>
          <table:table-cell table:style-name="ce150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6">
          <table:table-cell table:style-name="ce86" office:value-type="string">
            <text:p>3</text:p>
          </table:table-cell>
          <table:table-cell table:style-name="ce96" office:value-type="string">
            <text:p>0.45 x 1219</text:p>
          </table:table-cell>
          <table:table-cell table:style-name="ce96" office:value-type="string">
            <text:p>G-300</text:p>
          </table:table-cell>
          <table:table-cell table:style-name="ce96" office:value-type="string">
            <text:p>PPGL</text:p>
          </table:table-cell>
          <table:table-cell table:style-name="ce96" office:value-type="string">
            <text:p>UMW GREEN 3</text:p>
          </table:table-cell>
          <table:table-cell table:style-name="ce96" office:value-type="float" office:value="10">
            <text:p>10</text:p>
          </table:table-cell>
          <table:table-cell table:style-name="ce96" office:value-type="string">
            <text:p>TON</text:p>
          </table:table-cell>
          <table:table-cell table:style-name="ce117" office:value-type="string">
            <text:p>027 / UTOMODECK</text:p>
          </table:table-cell>
          <table:table-cell table:style-name="ce124" office:value-type="date" office:date-value="2017-04-04">
            <text:p>04/04/17</text:p>
          </table:table-cell>
          <table:table-cell table:style-name="ce96" office:value-type="string">
            <text:p>SCB</text:p>
          </table:table-cell>
          <table:table-cell table:style-name="ce96" office:value-type="float" office:value="25">
            <text:p>25</text:p>
          </table:table-cell>
          <table:table-cell table:style-name="ce131" office:value-type="float" office:value="5">
            <text:p>5</text:p>
          </table:table-cell>
          <table:table-cell table:style-name="ce131" office:value-type="string">
            <text:p>STD</text:p>
          </table:table-cell>
          <table:table-cell table:style-name="ce96"/>
          <table:table-cell table:style-name="ce149" office:value-type="string">
            <text:p>TUNGGU BAHAN</text:p>
          </table:table-cell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5">
          <table:table-cell table:style-name="ce84"/>
          <table:table-cell table:style-name="ce99" table:number-columns-repeated="6"/>
          <table:table-cell table:style-name="ce120"/>
          <table:table-cell table:style-name="ce127"/>
          <table:table-cell table:style-name="ce99" table:number-columns-repeated="2"/>
          <table:table-cell table:style-name="ce95" table:number-columns-repeated="2"/>
          <table:table-cell table:style-name="ce99"/>
          <table:table-cell table:style-name="ce204"/>
          <table:table-cell table:style-name="ce158"/>
          <table:table-cell table:number-columns-repeated="241"/>
          <table:table-cell table:style-name="ce87" table:number-columns-repeated="766"/>
          <table:table-cell/>
        </table:table-row>
        <table:table-row table:style-name="ro3">
          <table:table-cell table:style-name="ce84"/>
          <table:table-cell table:style-name="ce99" table:number-columns-repeated="3"/>
          <table:table-cell table:style-name="ce96" office:value-type="string">
            <text:p>TOTAL ORDER</text:p>
          </table:table-cell>
          <table:table-cell table:style-name="ce222" table:formula="of:=SUM([.F10:.F16])" office:value-type="float" office:value="55">
            <text:p>55</text:p>
          </table:table-cell>
          <table:table-cell table:style-name="ce96" office:value-type="string">
            <text:p>TON</text:p>
          </table:table-cell>
          <table:table-cell table:style-name="ce120"/>
          <table:table-cell table:style-name="ce127"/>
          <table:table-cell table:style-name="ce99"/>
          <table:table-cell table:style-name="ce99">
            <draw:custom-shape table:end-cell-address="'CCL Estimasi_2_3_3_2_2'.O22" table:end-x="1.4169in" table:end-y="0.1673in" draw:z-index="0" draw:style-name="gr2" draw:text-style-name="P2" svg:width="4.1803in" svg:height="1.1193in" svg:x="0.5555in" svg:y="0.2291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95" table:number-columns-repeated="2"/>
          <table:table-cell table:style-name="ce99"/>
          <table:table-cell table:style-name="ce152"/>
          <table:table-cell table:style-name="ce158"/>
          <table:table-cell table:number-columns-repeated="1008"/>
        </table:table-row>
        <table:table-row table:style-name="ro8">
          <table:table-cell table:style-name="ce82" office:value-type="string">
            <text:p><text:s text:c="3"/><text:span text:style-name="T1">KETERANGAN : ESTIMASI SCHEDULE SEWAKTU – WAKTU BISA BERUBAH TERGANTUNG KEBUTUHAN PRODUKSI</text:span></text:p>
          </table:table-cell>
          <table:table-cell table:style-name="ce100" table:number-columns-repeated="2"/>
          <table:table-cell table:style-name="ce101"/>
          <table:table-cell table:style-name="ce97"/>
          <table:table-cell table:number-columns-repeated="2"/>
          <table:table-cell table:style-name="ce121"/>
          <table:table-cell table:style-name="ce101"/>
          <table:table-cell table:style-name="ce97"/>
          <table:table-cell table:style-name="ce97">
            <draw:line table:end-cell-address="'CCL Estimasi_2_3_3_2_2'.O18" table:end-x="1.415in" table:end-y="0.2157in" draw:z-index="2" draw:style-name="gr3" draw:text-style-name="P3" svg:x1="0.5563in" svg:y1="0.2157in" svg:x2="4.7339in" svg:y2="0.2157in">
              <text:p/>
            </draw:line>
          </table:table-cell>
          <table:table-cell table:style-name="ce133" office:value-type="string">
            <text:p><text:s text:c="3"/>Prepared by</text:p>
          </table:table-cell>
          <table:table-cell table:style-name="ce137"/>
          <table:table-cell office:value-type="string">
            <text:p><text:s text:c="5"/>Checked by</text:p>
          </table:table-cell>
          <table:table-cell table:style-name="ce153" office:value-type="string">
            <text:p><text:s text:c="8"/>Approved by</text:p>
          </table:table-cell>
          <table:table-cell table:style-name="ce134"/>
          <table:table-cell table:number-columns-repeated="1008"/>
        </table:table-row>
        <table:table-row table:style-name="ro9">
          <table:table-cell table:number-columns-repeated="2"/>
          <table:table-cell table:style-name="ce97"/>
          <table:table-cell table:number-columns-repeated="6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90" office:value-type="string">
            <text:p>DISTRIBUSI SCHEDULE</text:p>
          </table:table-cell>
          <table:table-cell table:style-name="ce102" table:number-columns-repeated="2"/>
          <table:table-cell table:style-name="ce108"/>
          <table:table-cell/>
          <table:table-cell table:style-name="ce111" table:number-columns-repeated="2"/>
          <table:table-cell table:number-columns-repeated="2"/>
          <table:table-cell table:style-name="ce97"/>
          <table:table-cell table:number-columns-repeated="2"/>
          <table:table-cell table:style-name="ce137"/>
          <table:table-cell/>
          <table:table-cell table:style-name="ce153"/>
          <table:table-cell table:number-columns-repeated="1009"/>
        </table:table-row>
        <table:table-row table:style-name="ro9">
          <table:table-cell table:style-name="ce169" office:value-type="string">
            <text:p>ANG .KD</text:p>
          </table:table-cell>
          <table:table-cell table:style-name="ce170"/>
          <table:table-cell table:style-name="ce171" office:value-type="string">
            <text:p>OM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6"/>
          <table:table-cell table:style-name="ce176"/>
          <table:table-cell table:style-name="ce164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IMAM / BUDIHARTO</text:p>
          </table:table-cell>
          <table:table-cell table:style-name="ce170"/>
          <table:table-cell table:style-name="ce171" office:value-type="string">
            <text:p>PROD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4"/>
          <table:table-cell table:style-name="ce164" office:value-type="string">
            <text:p><text:s text:c="7"/>Susana</text:p>
          </table:table-cell>
          <table:table-cell table:style-name="ce164"/>
          <table:table-cell table:style-name="ce177" office:value-type="string">
            <text:p>Ida Bagus</text:p>
          </table:table-cell>
          <table:table-cell table:style-name="ce182" office:value-type="string">
            <text:p>Ang .KD</text:p>
          </table:table-cell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WIRANUS .T / ABAD .F</text:p>
          </table:table-cell>
          <table:table-cell table:style-name="ce170"/>
          <table:table-cell table:style-name="ce171" office:value-type="string">
            <text:p>QC</text:p>
          </table:table-cell>
          <table:table-cell table:style-name="ce172"/>
          <table:table-cell table:style-name="ce173"/>
          <table:table-cell table:style-name="ce174"/>
          <table:table-cell table:style-name="ce173"/>
          <table:table-cell table:style-name="ce164" table:number-columns-repeated="8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HARIYANTO / TRISNOMO</text:p>
          </table:table-cell>
          <table:table-cell table:style-name="ce170"/>
          <table:table-cell table:style-name="ce171" office:value-type="string">
            <text:p>MKN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DADANG / ADE .R</text:p>
          </table:table-cell>
          <table:table-cell table:style-name="ce170"/>
          <table:table-cell table:style-name="ce171" office:value-type="string">
            <text:p>ELK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69" office:value-type="string">
            <text:p>WAYAT .H</text:p>
          </table:table-cell>
          <table:table-cell table:style-name="ce170"/>
          <table:table-cell table:style-name="ce171" office:value-type="string">
            <text:p>WHS</text:p>
          </table:table-cell>
          <table:table-cell table:style-name="ce172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9">
          <table:table-cell table:style-name="ce13" table:number-columns-repeated="4"/>
          <table:table-cell table:style-name="ce173"/>
          <table:table-cell table:style-name="ce113" table:number-columns-repeated="2"/>
          <table:table-cell table:style-name="ce113" office:value-type="string">
            <text:p>PAGE : 1 / 2</text:p>
          </table:table-cell>
          <table:table-cell table:style-name="ce164" table:number-columns-repeated="7"/>
          <table:table-cell table:style-name="ce158"/>
          <table:table-cell table:number-columns-repeated="1008"/>
        </table:table-row>
        <table:table-row table:style-name="ro9" table:number-rows-repeated="2">
          <table:table-cell table:style-name="ce164" table:number-columns-repeated="4"/>
          <table:table-cell table:style-name="ce173"/>
          <table:table-cell table:style-name="ce164" table:number-columns-repeated="10"/>
          <table:table-cell table:style-name="ce158"/>
          <table:table-cell table:number-columns-repeated="1008"/>
        </table:table-row>
        <table:table-row table:style-name="ro10">
          <table:table-cell table:style-name="ce221"/>
          <table:table-cell table:style-name="ce164" table:number-columns-repeated="14"/>
          <table:table-cell table:style-name="ce158"/>
          <table:table-cell table:number-columns-repeated="1008"/>
        </table:table-row>
        <table:table-row table:style-name="ro9" table:number-rows-repeated="3">
          <table:table-cell table:style-name="ce164" table:number-columns-repeated="15"/>
          <table:table-cell table:number-columns-repeated="1009"/>
        </table:table-row>
        <table:table-row table:style-name="ro9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3">
          <table:table-cell table:style-name="ce164" table:number-columns-repeated="15"/>
          <table:table-cell table:number-columns-repeated="1009"/>
        </table:table-row>
        <table:table-row table:style-name="ro9" table:number-rows-repeated="5">
          <table:table-cell table:number-columns-repeated="2"/>
          <table:table-cell table:style-name="ce100"/>
          <table:table-cell table:number-columns-repeated="1021"/>
        </table:table-row>
        <table:table-row table:style-name="ro9" table:number-rows-repeated="6549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3" number:min-integer-digits="1" number:grouping="true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number-style style:name="N132">
      <number:number number:decimal-places="4" number:min-integer-digits="1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5P0" style:volatile="true">
      <number:day/>
      <number:text>-</number:text>
      <number:month number:textual="true"/>
      <number:text>-</number:text>
      <number:year/>
    </number:date-style>
    <number:text-style style:name="N135">
      <number:text-content/>
      <style:map style:condition="value()&gt;=0" style:apply-style-name="N135P0"/>
    </number:text-style>
    <number:date-style style:name="N137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7">
      <number:text-content/>
      <style:map style:condition="value()&gt;=0" style:apply-style-name="N137P0"/>
    </number:text-style>
    <number:date-style style:name="N138">
      <number:day/>
      <number:text>-</number:text>
      <number:month number:textual="true"/>
    </number:date-style>
    <number:currency-style style:name="N140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40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40P0"/>
    </number:currency-style>
    <number:date-style style:name="N142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2">
      <number:text-content/>
      <style:map style:condition="value()&gt;=0" style:apply-style-name="N142P0"/>
    </number:text-style>
    <number:date-style style:name="N143P0" style:volatile="true">
      <number:day/>
      <number:text>-</number:text>
      <number:month number:textual="true"/>
    </number:date-style>
    <number:text-style style:name="N143">
      <number:text-content/>
      <style:map style:condition="value()&gt;=0" style:apply-style-name="N143P0"/>
    </number:text-style>
    <number:date-style style:name="N145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5">
      <number:text-content/>
      <style:map style:condition="value()&gt;=0" style:apply-style-name="N145P0"/>
    </number:text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(</number:text>
      <number:number number:decimal-places="3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2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2P2" style:volatile="true">
      <number:currency-symbol number:language="id" number:country="ID">Rp</number:currency-symbol>
      <number:text>-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4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4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7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57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57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9P0" style:volatile="true">
      <number:month number:style="long" number:textual="true"/>
      <number:text>-</number:text>
      <number:year/>
    </number:date-style>
    <number:text-style style:name="N159">
      <number:text-content/>
      <style:map style:condition="value()&gt;=0" style:apply-style-name="N159P0"/>
    </number:text-style>
    <number:number-style style:name="N163P0" style:volatile="true">
      <number:text> Rp</number:text>
      <number:number number:decimal-places="0" number:min-integer-digits="1" number:grouping="true"/>
      <number:text> </number:text>
    </number:number-style>
    <number:number-style style:name="N163P1" style:volatile="true">
      <number:text> Rp(</number:text>
      <number:number number:decimal-places="0" number:min-integer-digits="1" number:grouping="true"/>
      <number:text>)</number:text>
    </number:number-style>
    <number:number-style style:name="N163P2" style:volatile="true">
      <number:text> Rp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5P0" style:volatile="true">
      <number:month number:textual="true"/>
      <number:text>-</number:text>
      <number:year/>
    </number:date-style>
    <number:text-style style:name="N165">
      <number:text-content/>
      <style:map style:condition="value()&gt;=0" style:apply-style-name="N165P0"/>
    </number:text-style>
    <number:currency-style style:name="N16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67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3" number:min-integer-digits="0" number:decimal-replacement="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fo:page-width="11in" fo:page-height="8.5in" style:num-format="1" style:print-orientation="landscape" style:scale-to="7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5/29/2017</text:date>, <text:time>14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8-29T15:54:05.62</meta:creation-date>
    <dc:date>2017-05-29T14:37:32.59</dc:date>
    <meta:editing-duration>PT310H49M56S</meta:editing-duration>
    <meta:editing-cycles>167</meta:editing-cycles>
    <meta:generator>OpenOffice.org/3.0$Win32 OpenOffice.org_project/300m9$Build-9358</meta:generator>
    <meta:print-date>2017-05-29T14:36:21.57</meta:print-date>
    <meta:document-statistic meta:table-count="6" meta:cell-count="1337" meta:object-count="19"/>
    <meta:user-defined meta:name="Info 1"/>
    <meta:user-defined meta:name="Info 2"/>
    <meta:user-defined meta:name="Info 3"/>
    <meta:user-defined meta:name="Info 4"/>
  </office:meta>
</office:document-meta>
</file>